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01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6.558cm"/>
    </style:style>
    <style:style style:name="co4" style:family="table-column">
      <style:table-column-properties fo:break-before="auto" style:column-width="1.542cm"/>
    </style:style>
    <style:style style:name="co5" style:family="table-column">
      <style:table-column-properties fo:break-before="auto" style:column-width="3.244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0.211cm"/>
    </style:style>
    <style:style style:name="co8" style:family="table-column">
      <style:table-column-properties fo:break-before="auto" style:column-width="1.397cm"/>
    </style:style>
    <style:style style:name="co9" style:family="table-column">
      <style:table-column-properties fo:break-before="auto" style:column-width="3.11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4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 style:data-style-name="N4">
      <style:text-properties fo:font-weight="bold" style:font-weight-asian="bold" style:font-weight-complex="bold"/>
    </style:style>
    <style:style style:name="ce5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12.2023 RECIPREV CMR AP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verba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quant</text:p>
          </table:table-cell>
          <table:table-cell table:style-name="ce2" office:value-type="string" calcext:value-type="string">
            <text:p>valor</text:p>
          </table:table-cell>
          <table:table-cell table:style-name="ce1" office:value-type="string" calcext:value-type="string">
            <text:p>categ</text:p>
          </table:table-cell>
          <table:table-cell table:style-name="ce1" office:value-type="string" calcext:value-type="string">
            <text:p>órg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VENTOS</text:p>
          </table:table-cell>
          <table:table-cell office:value-type="float" office:value="48" calcext:value-type="float">
            <text:p>48</text:p>
          </table:table-cell>
          <table:table-cell office:value-type="float" office:value="189151.43" calcext:value-type="float">
            <text:p>189.151,43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CAM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20 <text:s/>INATIVO ULTIMA FAIXA</text:p>
          </table:table-cell>
          <table:table-cell office:value-type="float" office:value="3" calcext:value-type="float">
            <text:p>3</text:p>
          </table:table-cell>
          <table:table-cell office:value-type="float" office:value="1022.29" calcext:value-type="float">
            <text:p>1.022,29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CAM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TEMPO COMPLEMENTAR</text:p>
          </table:table-cell>
          <table:table-cell office:value-type="float" office:value="14" calcext:value-type="float">
            <text:p>14</text:p>
          </table:table-cell>
          <table:table-cell office:value-type="float" office:value="19066.81" calcext:value-type="float">
            <text:p>19.066,81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CAM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INCETIVO PECUN <text:s/>ART <text:s/>20</text:p>
          </table:table-cell>
          <table:table-cell office:value-type="float" office:value="1" calcext:value-type="float">
            <text:p>1</text:p>
          </table:table-cell>
          <table:table-cell office:value-type="float" office:value="291.16" calcext:value-type="float">
            <text:p>291,16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CAM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QUINQUENIO</text:p>
          </table:table-cell>
          <table:table-cell office:value-type="float" office:value="47" calcext:value-type="float">
            <text:p>47</text:p>
          </table:table-cell>
          <table:table-cell office:value-type="float" office:value="77402.26" calcext:value-type="float">
            <text:p>77.402,26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CAM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ADC T <text:s/>SERV POS EC 19 98</text:p>
          </table:table-cell>
          <table:table-cell office:value-type="float" office:value="6" calcext:value-type="float">
            <text:p>6</text:p>
          </table:table-cell>
          <table:table-cell office:value-type="float" office:value="1762.48" calcext:value-type="float">
            <text:p>1.762,48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CAM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<text:s/>ISONOMIA RES 1577 98 CMR</text:p>
          </table:table-cell>
          <table:table-cell office:value-type="float" office:value="5" calcext:value-type="float">
            <text:p>5</text:p>
          </table:table-cell>
          <table:table-cell office:value-type="float" office:value="31049.06" calcext:value-type="float">
            <text:p>31.049,06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CAM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VANTAGEM PESSOAL -1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CAM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COMPL PARA REMUNERACAO SM</text:p>
          </table:table-cell>
          <table:table-cell office:value-type="float" office:value="1" calcext:value-type="float">
            <text:p>1</text:p>
          </table:table-cell>
          <table:table-cell office:value-type="float" office:value="894.77" calcext:value-type="float">
            <text:p>894,77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CAM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 text:c="2"/>ESTABILIDADE FINANCEIRA</text:p>
          </table:table-cell>
          <table:table-cell office:value-type="float" office:value="11" calcext:value-type="float">
            <text:p>11</text:p>
          </table:table-cell>
          <table:table-cell office:value-type="float" office:value="16016.29" calcext:value-type="float">
            <text:p>16.016,29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CAM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 text:c="2"/>GRAT <text:s/>EXERCICIO PROFISSAO</text:p>
          </table:table-cell>
          <table:table-cell office:value-type="float" office:value="5" calcext:value-type="float">
            <text:p>5</text:p>
          </table:table-cell>
          <table:table-cell office:value-type="float" office:value="2449.5" calcext:value-type="float">
            <text:p>2.449,5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CAM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 text:c="2"/>INSALUBRIDADE</text:p>
          </table:table-cell>
          <table:table-cell office:value-type="float" office:value="7" calcext:value-type="float">
            <text:p>7</text:p>
          </table:table-cell>
          <table:table-cell office:value-type="float" office:value="2422.31" calcext:value-type="float">
            <text:p>2.422,31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CAM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 text:c="2"/>RISCO DE VIDA E SAUDE</text:p>
          </table:table-cell>
          <table:table-cell office:value-type="float" office:value="1" calcext:value-type="float">
            <text:p>1</text:p>
          </table:table-cell>
          <table:table-cell office:value-type="float" office:value="146.3" calcext:value-type="float">
            <text:p>146,3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CAM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MPOSTO DE RENDA</text:p>
          </table:table-cell>
          <table:table-cell office:value-type="float" office:value="12" calcext:value-type="float">
            <text:p>12</text:p>
          </table:table-cell>
          <table:table-cell office:value-type="float" office:value="20429.43" calcext:value-type="float">
            <text:p>20.429,43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CAM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<text:s/>ASS <text:s/>SERVIDORES PCR</text:p>
          </table:table-cell>
          <table:table-cell office:value-type="float" office:value="1" calcext:value-type="float">
            <text:p>1</text:p>
          </table:table-cell>
          <table:table-cell office:value-type="float" office:value="46.2" calcext:value-type="float">
            <text:p>46,2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CAM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<text:s/>ASS ADVOGADOS - AJU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CAM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<text:s/>ASSOC <text:s/>SERV <text:s/>CIVIS BRASIL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,0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CAM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<text:s/>CLUBE SERV MUNICIPAIS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CAM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<text:s/>CRT BRADESCO</text:p>
          </table:table-cell>
          <table:table-cell office:value-type="float" office:value="2" calcext:value-type="float">
            <text:p>2</text:p>
          </table:table-cell>
          <table:table-cell office:value-type="float" office:value="566.27" calcext:value-type="float">
            <text:p>566,27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CAM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<text:s/>EMP BRADESCO</text:p>
          </table:table-cell>
          <table:table-cell office:value-type="float" office:value="8" calcext:value-type="float">
            <text:p>8</text:p>
          </table:table-cell>
          <table:table-cell office:value-type="float" office:value="12842.96" calcext:value-type="float">
            <text:p>12.842,96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CAM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<text:s/>SEGURO CAPEMI</text:p>
          </table:table-cell>
          <table:table-cell office:value-type="float" office:value="3" calcext:value-type="float">
            <text:p>3</text:p>
          </table:table-cell>
          <table:table-cell office:value-type="float" office:value="62.11" calcext:value-type="float">
            <text:p>62,11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CAM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<text:s/>AMERICAN LIFE CIA SEGUROS</text:p>
          </table:table-cell>
          <table:table-cell office:value-type="float" office:value="11" calcext:value-type="float">
            <text:p>11</text:p>
          </table:table-cell>
          <table:table-cell office:value-type="float" office:value="241.4" calcext:value-type="float">
            <text:p>241,4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CAM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<text:s/>CO-PARTICIPACAO SAUDE REC</text:p>
          </table:table-cell>
          <table:table-cell office:value-type="float" office:value="13" calcext:value-type="float">
            <text:p>13</text:p>
          </table:table-cell>
          <table:table-cell office:value-type="float" office:value="569.91" calcext:value-type="float">
            <text:p>569,91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CAM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<text:s/>CONTR RECIPREV</text:p>
          </table:table-cell>
          <table:table-cell office:value-type="float" office:value="11" calcext:value-type="float">
            <text:p>11</text:p>
          </table:table-cell>
          <table:table-cell office:value-type="float" office:value="14283.28" calcext:value-type="float">
            <text:p>14.283,28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CAM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<text:s text:c="2"/>PENSAO ALIMENTICIA</text:p>
          </table:table-cell>
          <table:table-cell office:value-type="float" office:value="1" calcext:value-type="float">
            <text:p>1</text:p>
          </table:table-cell>
          <table:table-cell office:value-type="float" office:value="6519.92" calcext:value-type="float">
            <text:p>6.519,92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CAM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<text:s text:c="2"/>ASPCRE - ODONTOLOGICA</text:p>
          </table:table-cell>
          <table:table-cell office:value-type="float" office:value="1" calcext:value-type="float">
            <text:p>1</text:p>
          </table:table-cell>
          <table:table-cell office:value-type="float" office:value="33.4" calcext:value-type="float">
            <text:p>33,4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CAM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<text:s text:c="2"/>APSE ASSOC PE SERV ESTADO</text:p>
          </table:table-cell>
          <table:table-cell office:value-type="float" office:value="7" calcext:value-type="float">
            <text:p>7</text:p>
          </table:table-cell>
          <table:table-cell office:value-type="float" office:value="875" calcext:value-type="float">
            <text:p>875,0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CAM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<text:s text:c="2"/>UNIAO SERVIDOR MUNICIPAL</text:p>
          </table:table-cell>
          <table:table-cell office:value-type="float" office:value="4" calcext:value-type="float">
            <text:p>4</text:p>
          </table:table-cell>
          <table:table-cell office:value-type="float" office:value="211.2" calcext:value-type="float">
            <text:p>211,2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CAM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<text:s text:c="2"/>BANCO DO BRASIL</text:p>
          </table:table-cell>
          <table:table-cell office:value-type="float" office:value="2" calcext:value-type="float">
            <text:p>2</text:p>
          </table:table-cell>
          <table:table-cell office:value-type="float" office:value="1813.64" calcext:value-type="float">
            <text:p>1.813,64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CAM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<text:s text:c="2"/>SIND <text:s/>SERV <text:s/>PUBL <text:s/>MUNICI</text:p>
          </table:table-cell>
          <table:table-cell office:value-type="float" office:value="1" calcext:value-type="float">
            <text:p>1</text:p>
          </table:table-cell>
          <table:table-cell office:value-type="float" office:value="46.79" calcext:value-type="float">
            <text:p>46,79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CAMARA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<text:s text:c="2"/>EXCEDENTE TETO CONSTITUCI</text:p>
          </table:table-cell>
          <table:table-cell office:value-type="float" office:value="1" calcext:value-type="float">
            <text:p>1</text:p>
          </table:table-cell>
          <table:table-cell office:value-type="float" office:value="926.06" calcext:value-type="float">
            <text:p>926,06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CAM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<text:s text:c="2"/>SEG MONGERAL</text:p>
          </table:table-cell>
          <table:table-cell office:value-type="float" office:value="1" calcext:value-type="float">
            <text:p>1</text:p>
          </table:table-cell>
          <table:table-cell office:value-type="float" office:value="572.4" calcext:value-type="float">
            <text:p>572,4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CAM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<text:s text:c="2"/>SEG GBOEX</text:p>
          </table:table-cell>
          <table:table-cell office:value-type="float" office:value="1" calcext:value-type="float">
            <text:p>1</text:p>
          </table:table-cell>
          <table:table-cell office:value-type="float" office:value="628.14" calcext:value-type="float">
            <text:p>628,14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CAM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<text:s text:c="2"/>SAUDE RECIFE</text:p>
          </table:table-cell>
          <table:table-cell office:value-type="float" office:value="22" calcext:value-type="float">
            <text:p>22</text:p>
          </table:table-cell>
          <table:table-cell office:value-type="float" office:value="4098.06" calcext:value-type="float">
            <text:p>4.098,06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CAM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<text:s/>PENSAO ALIMENTICIA</text:p>
          </table:table-cell>
          <table:table-cell office:value-type="float" office:value="1" calcext:value-type="float">
            <text:p>1</text:p>
          </table:table-cell>
          <table:table-cell office:value-type="float" office:value="6519.92" calcext:value-type="float">
            <text:p>6.519,92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ATIVOS E PENSIONISTAS CAM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COMPL PARA REMUNERACAO SM</text:p>
          </table:table-cell>
          <table:table-cell office:value-type="float" office:value="3" calcext:value-type="float">
            <text:p>3</text:p>
          </table:table-cell>
          <table:table-cell office:value-type="float" office:value="60.81" calcext:value-type="float">
            <text:p>60,81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CAM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<text:s/>DIF <text:s/>PENSAO PREVIDENCIARI</text:p>
          </table:table-cell>
          <table:table-cell office:value-type="float" office:value="3" calcext:value-type="float">
            <text:p>3</text:p>
          </table:table-cell>
          <table:table-cell office:value-type="float" office:value="13146" calcext:value-type="float">
            <text:p>13.146,00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CAM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<text:s text:c="2"/>PENSAO PREVIDENCIARIA</text:p>
          </table:table-cell>
          <table:table-cell office:value-type="float" office:value="12" calcext:value-type="float">
            <text:p>12</text:p>
          </table:table-cell>
          <table:table-cell office:value-type="float" office:value="44497.61" calcext:value-type="float">
            <text:p>44.497,61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CAM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<text:s text:c="2"/>EXERC ANTERIOR RRA</text:p>
          </table:table-cell>
          <table:table-cell office:value-type="float" office:value="3" calcext:value-type="float">
            <text:p>3</text:p>
          </table:table-cell>
          <table:table-cell office:value-type="float" office:value="16122.66" calcext:value-type="float">
            <text:p>16.122,66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CAM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<text:s/>EMP <text:s/>PERNAMBUCRED</text:p>
          </table:table-cell>
          <table:table-cell office:value-type="float" office:value="1" calcext:value-type="float">
            <text:p>1</text:p>
          </table:table-cell>
          <table:table-cell office:value-type="float" office:value="1209.11" calcext:value-type="float">
            <text:p>1.209,11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CAM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<text:s/>B MASTER CRT BEN COMPRAS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,14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CAM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<text:s/>CRT BENEFICIO BANCO PINE</text:p>
          </table:table-cell>
          <table:table-cell office:value-type="float" office:value="1" calcext:value-type="float">
            <text:p>1</text:p>
          </table:table-cell>
          <table:table-cell office:value-type="float" office:value="15.35" calcext:value-type="float">
            <text:p>15,35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CAM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<text:s/>CRT BRADESCO</text:p>
          </table:table-cell>
          <table:table-cell office:value-type="float" office:value="1" calcext:value-type="float">
            <text:p>1</text:p>
          </table:table-cell>
          <table:table-cell office:value-type="float" office:value="178.2" calcext:value-type="float">
            <text:p>178,20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CAM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<text:s/>EMP BRADESCO</text:p>
          </table:table-cell>
          <table:table-cell office:value-type="float" office:value="3" calcext:value-type="float">
            <text:p>3</text:p>
          </table:table-cell>
          <table:table-cell office:value-type="float" office:value="8342.7" calcext:value-type="float">
            <text:p>8.342,70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CAM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<text:s/>BANCO BMC S A</text:p>
          </table:table-cell>
          <table:table-cell office:value-type="float" office:value="1" calcext:value-type="float">
            <text:p>1</text:p>
          </table:table-cell>
          <table:table-cell office:value-type="float" office:value="228.14" calcext:value-type="float">
            <text:p>228,14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CAM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<text:s/>CONTR RECIPREV</text:p>
          </table:table-cell>
          <table:table-cell office:value-type="float" office:value="1" calcext:value-type="float">
            <text:p>1</text:p>
          </table:table-cell>
          <table:table-cell office:value-type="float" office:value="185.55" calcext:value-type="float">
            <text:p>185,55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CAM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<text:s text:c="2"/>B MASTER CRT BEN SAQUE</text:p>
          </table:table-cell>
          <table:table-cell office:value-type="float" office:value="1" calcext:value-type="float">
            <text:p>1</text:p>
          </table:table-cell>
          <table:table-cell office:value-type="float" office:value="144.79" calcext:value-type="float">
            <text:p>144,79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CAM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<text:s text:c="2"/>BANCO MASTER CRT CREDITO</text:p>
          </table:table-cell>
          <table:table-cell office:value-type="float" office:value="1" calcext:value-type="float">
            <text:p>1</text:p>
          </table:table-cell>
          <table:table-cell office:value-type="float" office:value="75.72" calcext:value-type="float">
            <text:p>75,72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CAM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<text:s text:c="2"/>IMPOSTO DE RENDA</text:p>
          </table:table-cell>
          <table:table-cell office:value-type="float" office:value="6" calcext:value-type="float">
            <text:p>6</text:p>
          </table:table-cell>
          <table:table-cell office:value-type="float" office:value="1344.16" calcext:value-type="float">
            <text:p>1.344,16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CAM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s text:c="2"/>CAIXA ECONOMICA FEDERAL</text:p>
          </table:table-cell>
          <table:table-cell office:value-type="float" office:value="1" calcext:value-type="float">
            <text:p>1</text:p>
          </table:table-cell>
          <table:table-cell office:value-type="float" office:value="487.99" calcext:value-type="float">
            <text:p>487,99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CAM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<text:s text:c="2"/>CO-PARTICIPACAO SAUDE REC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,00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CAM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<text:s text:c="2"/>SAUDE RECIFE</text:p>
          </table:table-cell>
          <table:table-cell office:value-type="float" office:value="4" calcext:value-type="float">
            <text:p>4</text:p>
          </table:table-cell>
          <table:table-cell office:value-type="float" office:value="584.77" calcext:value-type="float">
            <text:p>584,77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CAM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VENTOS</text:p>
          </table:table-cell>
          <table:table-cell office:value-type="float" office:value="35" calcext:value-type="float">
            <text:p>35</text:p>
          </table:table-cell>
          <table:table-cell office:value-type="float" office:value="78787.55" calcext:value-type="float">
            <text:p>78.787,55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FUNDACAO CULT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ESTABILIDADE FINANCEIRA</text:p>
          </table:table-cell>
          <table:table-cell office:value-type="float" office:value="18" calcext:value-type="float">
            <text:p>18</text:p>
          </table:table-cell>
          <table:table-cell office:value-type="float" office:value="35376.82" calcext:value-type="float">
            <text:p>35.376,82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FUNDACAO CULT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ENCARGO GABINETE MOTORIST</text:p>
          </table:table-cell>
          <table:table-cell office:value-type="float" office:value="1" calcext:value-type="float">
            <text:p>1</text:p>
          </table:table-cell>
          <table:table-cell office:value-type="float" office:value="734" calcext:value-type="float">
            <text:p>734,0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FUNDACAO CULT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ADC T <text:s/>SERV POS EC 19 98</text:p>
          </table:table-cell>
          <table:table-cell office:value-type="float" office:value="16" calcext:value-type="float">
            <text:p>16</text:p>
          </table:table-cell>
          <table:table-cell office:value-type="float" office:value="2379.89" calcext:value-type="float">
            <text:p>2.379,89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FUNDACAO CULT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<text:s/>QUINQUENIO PROPORCIONAL</text:p>
          </table:table-cell>
          <table:table-cell office:value-type="float" office:value="14" calcext:value-type="float">
            <text:p>14</text:p>
          </table:table-cell>
          <table:table-cell office:value-type="float" office:value="944.77" calcext:value-type="float">
            <text:p>944,77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FUNDACAO CULT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COMPL PARA REMUNERACAO SM</text:p>
          </table:table-cell>
          <table:table-cell office:value-type="float" office:value="2" calcext:value-type="float">
            <text:p>2</text:p>
          </table:table-cell>
          <table:table-cell office:value-type="float" office:value="1497.77" calcext:value-type="float">
            <text:p>1.497,77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FUNDACAO CULT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2"/>REPR <text:s/>ASS <text:s/>JURIDICO</text:p>
          </table:table-cell>
          <table:table-cell office:value-type="float" office:value="2" calcext:value-type="float">
            <text:p>2</text:p>
          </table:table-cell>
          <table:table-cell office:value-type="float" office:value="9585.2" calcext:value-type="float">
            <text:p>9.585,2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FUNDACAO CULT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2"/>QUINQUENIO</text:p>
          </table:table-cell>
          <table:table-cell office:value-type="float" office:value="31" calcext:value-type="float">
            <text:p>31</text:p>
          </table:table-cell>
          <table:table-cell office:value-type="float" office:value="25681.63" calcext:value-type="float">
            <text:p>25.681,63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FUNDACAO CULT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 text:c="2"/>ADICIONAL PERICULOSIDADE</text:p>
          </table:table-cell>
          <table:table-cell office:value-type="float" office:value="1" calcext:value-type="float">
            <text:p>1</text:p>
          </table:table-cell>
          <table:table-cell office:value-type="float" office:value="138.18" calcext:value-type="float">
            <text:p>138,18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FUNDACAO CULT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MPOSTO DE RENDA</text:p>
          </table:table-cell>
          <table:table-cell office:value-type="float" office:value="6" calcext:value-type="float">
            <text:p>6</text:p>
          </table:table-cell>
          <table:table-cell office:value-type="float" office:value="2313.27" calcext:value-type="float">
            <text:p>2.313,27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FUNDACAO CULT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<text:s/>ASS ADVOGADOS - AJU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FUNDACAO CULT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<text:s/>BANCO DO BRASIL</text:p>
          </table:table-cell>
          <table:table-cell office:value-type="float" office:value="1" calcext:value-type="float">
            <text:p>1</text:p>
          </table:table-cell>
          <table:table-cell office:value-type="float" office:value="291.81" calcext:value-type="float">
            <text:p>291,81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FUNDACAO CULT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<text:s/>EMP BRADESCO</text:p>
          </table:table-cell>
          <table:table-cell office:value-type="float" office:value="6" calcext:value-type="float">
            <text:p>6</text:p>
          </table:table-cell>
          <table:table-cell office:value-type="float" office:value="3402.65" calcext:value-type="float">
            <text:p>3.402,65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FUNDACAO CULT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<text:s/>CO-PARTICIPACAO SAUDE REC</text:p>
          </table:table-cell>
          <table:table-cell office:value-type="float" office:value="12" calcext:value-type="float">
            <text:p>12</text:p>
          </table:table-cell>
          <table:table-cell office:value-type="float" office:value="675.6" calcext:value-type="float">
            <text:p>675,6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FUNDACAO CULT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<text:s/>CONTR RECIPREV</text:p>
          </table:table-cell>
          <table:table-cell office:value-type="float" office:value="3" calcext:value-type="float">
            <text:p>3</text:p>
          </table:table-cell>
          <table:table-cell office:value-type="float" office:value="1625.4" calcext:value-type="float">
            <text:p>1.625,4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FUNDACAO CULT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<text:s text:c="2"/>ASS <text:s/>SERVIDORES PCR</text:p>
          </table:table-cell>
          <table:table-cell office:value-type="float" office:value="3" calcext:value-type="float">
            <text:p>3</text:p>
          </table:table-cell>
          <table:table-cell office:value-type="float" office:value="158.4" calcext:value-type="float">
            <text:p>158,4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FUNDACAO CULT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<text:s text:c="2"/>APSE ASSOC PE SERV ESTADO</text:p>
          </table:table-cell>
          <table:table-cell office:value-type="float" office:value="3" calcext:value-type="float">
            <text:p>3</text:p>
          </table:table-cell>
          <table:table-cell office:value-type="float" office:value="375" calcext:value-type="float">
            <text:p>375,0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FUNDACAO CULT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<text:s text:c="2"/>SIND <text:s/>SERV <text:s/>PUBL <text:s/>MUNICI</text:p>
          </table:table-cell>
          <table:table-cell office:value-type="float" office:value="10" calcext:value-type="float">
            <text:p>10</text:p>
          </table:table-cell>
          <table:table-cell office:value-type="float" office:value="560.74" calcext:value-type="float">
            <text:p>560,74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FUNDACAO CULT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<text:s text:c="2"/>AMERICAN LIFE CIA SEGUROS</text:p>
          </table:table-cell>
          <table:table-cell office:value-type="float" office:value="2" calcext:value-type="float">
            <text:p>2</text:p>
          </table:table-cell>
          <table:table-cell office:value-type="float" office:value="163.98" calcext:value-type="float">
            <text:p>163,98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FUNDACAO CULT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<text:s text:c="2"/>SAUDE RECIFE</text:p>
          </table:table-cell>
          <table:table-cell office:value-type="float" office:value="20" calcext:value-type="float">
            <text:p>20</text:p>
          </table:table-cell>
          <table:table-cell office:value-type="float" office:value="3139.51" calcext:value-type="float">
            <text:p>3.139,51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FUNDACAO CULT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<text:s/>PENSAO PREVIDENCIARIA</text:p>
          </table:table-cell>
          <table:table-cell office:value-type="float" office:value="4" calcext:value-type="float">
            <text:p>4</text:p>
          </table:table-cell>
          <table:table-cell office:value-type="float" office:value="17227.01" calcext:value-type="float">
            <text:p>17.227,01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FUNDACAO CULT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MPOSTO DE RENDA</text:p>
          </table:table-cell>
          <table:table-cell office:value-type="float" office:value="4" calcext:value-type="float">
            <text:p>4</text:p>
          </table:table-cell>
          <table:table-cell office:value-type="float" office:value="923.74" calcext:value-type="float">
            <text:p>923,74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FUNDACAO CULT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<text:s/>CRT BRADESCO</text:p>
          </table:table-cell>
          <table:table-cell office:value-type="float" office:value="1" calcext:value-type="float">
            <text:p>1</text:p>
          </table:table-cell>
          <table:table-cell office:value-type="float" office:value="301.95" calcext:value-type="float">
            <text:p>301,95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FUNDACAO CULT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<text:s/>EMP BRADESCO</text:p>
          </table:table-cell>
          <table:table-cell office:value-type="float" office:value="2" calcext:value-type="float">
            <text:p>2</text:p>
          </table:table-cell>
          <table:table-cell office:value-type="float" office:value="2404.81" calcext:value-type="float">
            <text:p>2.404,81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FUNDACAO CULT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<text:s/>CONTR RECIPREV</text:p>
          </table:table-cell>
          <table:table-cell office:value-type="float" office:value="1" calcext:value-type="float">
            <text:p>1</text:p>
          </table:table-cell>
          <table:table-cell office:value-type="float" office:value="15.23" calcext:value-type="float">
            <text:p>15,23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FUNDACAO CULT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<text:s text:c="2"/>DESC <text:s/>ADIANT <text:s/>ORD <text:s/>PAG</text:p>
          </table:table-cell>
          <table:table-cell office:value-type="float" office:value="1" calcext:value-type="float">
            <text:p>1</text:p>
          </table:table-cell>
          <table:table-cell office:value-type="float" office:value="1439.13" calcext:value-type="float">
            <text:p>1.439,13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FUNDACAO CULT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<text:s text:c="2"/>SIND <text:s/>SERV <text:s/>PUBL <text:s/>MUNICI</text:p>
          </table:table-cell>
          <table:table-cell office:value-type="float" office:value="1" calcext:value-type="float">
            <text:p>1</text:p>
          </table:table-cell>
          <table:table-cell office:value-type="float" office:value="46.79" calcext:value-type="float">
            <text:p>46,79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FUNDACAO CULT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<text:s text:c="2"/>SAUDE RECIFE</text:p>
          </table:table-cell>
          <table:table-cell office:value-type="float" office:value="2" calcext:value-type="float">
            <text:p>2</text:p>
          </table:table-cell>
          <table:table-cell office:value-type="float" office:value="223.83" calcext:value-type="float">
            <text:p>223,83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FUNDACAO CULT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VENTOS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994.56" calcext:value-type="float">
            <text:p>1.994,56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GERALDAO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ESTABILIDADE FINANCEIRA</text:p>
          </table:table-cell>
          <table:table-cell office:value-type="float" office:value="1" calcext:value-type="float">
            <text:p>1</text:p>
          </table:table-cell>
          <table:table-cell office:value-type="float" office:value="475.04" calcext:value-type="float">
            <text:p>475,04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GERALDAO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ADC T <text:s/>SERV POS EC 19 98</text:p>
          </table:table-cell>
          <table:table-cell office:value-type="float" office:value="1" calcext:value-type="float">
            <text:p>1</text:p>
          </table:table-cell>
          <table:table-cell office:value-type="float" office:value="58.63" calcext:value-type="float">
            <text:p>58,63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GERALDAO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COMPL PARA REMUNERACAO SM</text:p>
          </table:table-cell>
          <table:table-cell office:value-type="float" office:value="1" calcext:value-type="float">
            <text:p>1</text:p>
          </table:table-cell>
          <table:table-cell office:value-type="float" office:value="498.11" calcext:value-type="float">
            <text:p>498,11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GERALDAO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2"/>QUINQUENIO</text:p>
          </table:table-cell>
          <table:table-cell office:value-type="float" office:value="1" calcext:value-type="float">
            <text:p>1</text:p>
          </table:table-cell>
          <table:table-cell office:value-type="float" office:value="329.54" calcext:value-type="float">
            <text:p>329,54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GERALDAO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<text:s text:c="2"/>QUINQUENIO PROPORCIONAL</text:p>
          </table:table-cell>
          <table:table-cell office:value-type="float" office:value="1" calcext:value-type="float">
            <text:p>1</text:p>
          </table:table-cell>
          <table:table-cell office:value-type="float" office:value="56.68" calcext:value-type="float">
            <text:p>56,68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GERALDAO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<text:s/>SIND <text:s/>SERV <text:s/>PUBL <text:s/>MUNICI</text:p>
          </table:table-cell>
          <table:table-cell office:value-type="float" office:value="1" calcext:value-type="float">
            <text:p>1</text:p>
          </table:table-cell>
          <table:table-cell office:value-type="float" office:value="46.79" calcext:value-type="float">
            <text:p>46,79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GERALDAO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<text:s/>SAUDE RECIFE</text:p>
          </table:table-cell>
          <table:table-cell office:value-type="float" office:value="1" calcext:value-type="float">
            <text:p>1</text:p>
          </table:table-cell>
          <table:table-cell office:value-type="float" office:value="59.4" calcext:value-type="float">
            <text:p>59,4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GERALDAO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<text:s text:c="2"/>CO-PARTICIPACAO SAUDE REC</text:p>
          </table:table-cell>
          <table:table-cell office:value-type="float" office:value="1" calcext:value-type="float">
            <text:p>1</text:p>
          </table:table-cell>
          <table:table-cell office:value-type="float" office:value="41.6" calcext:value-type="float">
            <text:p>41,6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GERALDAO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VENTOS</text:p>
          </table:table-cell>
          <table:table-cell office:value-type="float" office:value="1313" calcext:value-type="float">
            <text:p>1313</text:p>
          </table:table-cell>
          <table:table-cell office:value-type="float" office:value="5763518.48" calcext:value-type="float">
            <text:p>5.763.518,48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GRAT SEEL LEI 17 626 2010</text:p>
          </table:table-cell>
          <table:table-cell office:value-type="float" office:value="54" calcext:value-type="float">
            <text:p>54</text:p>
          </table:table-cell>
          <table:table-cell office:value-type="float" office:value="18900" calcext:value-type="float">
            <text:p>18.900,0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20 <text:s/>INATIVO ULTIMA FAIXA</text:p>
          </table:table-cell>
          <table:table-cell office:value-type="float" office:value="14" calcext:value-type="float">
            <text:p>14</text:p>
          </table:table-cell>
          <table:table-cell office:value-type="float" office:value="1173.44" calcext:value-type="float">
            <text:p>1.173,44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DIF <text:s/>DE PROVENTOS</text:p>
          </table:table-cell>
          <table:table-cell office:value-type="float" office:value="3" calcext:value-type="float">
            <text:p>3</text:p>
          </table:table-cell>
          <table:table-cell office:value-type="float" office:value="23816.1" calcext:value-type="float">
            <text:p>23.816,1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GRAT <text:s/>FUNCAO</text:p>
          </table:table-cell>
          <table:table-cell office:value-type="float" office:value="3" calcext:value-type="float">
            <text:p>3</text:p>
          </table:table-cell>
          <table:table-cell office:value-type="float" office:value="99.73" calcext:value-type="float">
            <text:p>99,73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TEMPO COMPLEMENTAR</text:p>
          </table:table-cell>
          <table:table-cell office:value-type="float" office:value="17" calcext:value-type="float">
            <text:p>17</text:p>
          </table:table-cell>
          <table:table-cell office:value-type="float" office:value="9452.95" calcext:value-type="float">
            <text:p>9.452,95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GRAT <text:s/>PART <text:s/>EM COMISSAO</text:p>
          </table:table-cell>
          <table:table-cell office:value-type="float" office:value="1" calcext:value-type="float">
            <text:p>1</text:p>
          </table:table-cell>
          <table:table-cell office:value-type="float" office:value="2430.26" calcext:value-type="float">
            <text:p>2.430,26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AJUDA DE C DIFICIL ACESSO</text:p>
          </table:table-cell>
          <table:table-cell office:value-type="float" office:value="96" calcext:value-type="float">
            <text:p>96</text:p>
          </table:table-cell>
          <table:table-cell office:value-type="float" office:value="11724.22" calcext:value-type="float">
            <text:p>11.724,22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FUNCAO GRATIF <text:s/>GRUPO MAG</text:p>
          </table:table-cell>
          <table:table-cell office:value-type="float" office:value="12" calcext:value-type="float">
            <text:p>12</text:p>
          </table:table-cell>
          <table:table-cell office:value-type="float" office:value="11200" calcext:value-type="float">
            <text:p>11.200,0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EXERCICIO DA PROFISSAO</text:p>
          </table:table-cell>
          <table:table-cell office:value-type="float" office:value="30" calcext:value-type="float">
            <text:p>30</text:p>
          </table:table-cell>
          <table:table-cell office:value-type="float" office:value="2597.03" calcext:value-type="float">
            <text:p>2.597,03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AULAS EXCEDENTES</text:p>
          </table:table-cell>
          <table:table-cell office:value-type="float" office:value="5" calcext:value-type="float">
            <text:p>5</text:p>
          </table:table-cell>
          <table:table-cell office:value-type="float" office:value="23426.95" calcext:value-type="float">
            <text:p>23.426,95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QUINQUENIO</text:p>
          </table:table-cell>
          <table:table-cell office:value-type="float" office:value="888" calcext:value-type="float">
            <text:p>888</text:p>
          </table:table-cell>
          <table:table-cell office:value-type="float" office:value="1081798.9" calcext:value-type="float">
            <text:p>1.081.798,9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ADC T <text:s/>SERV POS EC 19 98</text:p>
          </table:table-cell>
          <table:table-cell office:value-type="float" office:value="300" calcext:value-type="float">
            <text:p>300</text:p>
          </table:table-cell>
          <table:table-cell office:value-type="float" office:value="100579.28" calcext:value-type="float">
            <text:p>100.579,28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COMPENSACAO</text:p>
          </table:table-cell>
          <table:table-cell office:value-type="float" office:value="1" calcext:value-type="float">
            <text:p>1</text:p>
          </table:table-cell>
          <table:table-cell office:value-type="float" office:value="81.22" calcext:value-type="float">
            <text:p>81,22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RISCO DE VIDA E SAUDE</text:p>
          </table:table-cell>
          <table:table-cell office:value-type="float" office:value="12" calcext:value-type="float">
            <text:p>12</text:p>
          </table:table-cell>
          <table:table-cell office:value-type="float" office:value="4618.96" calcext:value-type="float">
            <text:p>4.618,96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HORA EXTRA VARIAVEL</text:p>
          </table:table-cell>
          <table:table-cell office:value-type="float" office:value="5" calcext:value-type="float">
            <text:p>5</text:p>
          </table:table-cell>
          <table:table-cell office:value-type="float" office:value="10759.78" calcext:value-type="float">
            <text:p>10.759,78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VANTAGEM PESSOAL A T F</text:p>
          </table:table-cell>
          <table:table-cell office:value-type="float" office:value="1" calcext:value-type="float">
            <text:p>1</text:p>
          </table:table-cell>
          <table:table-cell office:value-type="float" office:value="3361.2" calcext:value-type="float">
            <text:p>3.361,2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GRT MEM COM INQ ACUM CRG</text:p>
          </table:table-cell>
          <table:table-cell office:value-type="float" office:value="1" calcext:value-type="float">
            <text:p>1</text:p>
          </table:table-cell>
          <table:table-cell office:value-type="float" office:value="5036.69" calcext:value-type="float">
            <text:p>5.036,69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<text:s/>PROG ACORDO PROC JUDICIAL</text:p>
          </table:table-cell>
          <table:table-cell office:value-type="float" office:value="26" calcext:value-type="float">
            <text:p>26</text:p>
          </table:table-cell>
          <table:table-cell office:value-type="float" office:value="61765.11" calcext:value-type="float">
            <text:p>61.765,11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s/>REST IMPOSTO DE RENDA</text:p>
          </table:table-cell>
          <table:table-cell office:value-type="float" office:value="2" calcext:value-type="float">
            <text:p>2</text:p>
          </table:table-cell>
          <table:table-cell office:value-type="float" office:value="2936.81" calcext:value-type="float">
            <text:p>2.936,81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/>VANTAGEM PESSOAL</text:p>
          </table:table-cell>
          <table:table-cell office:value-type="float" office:value="1" calcext:value-type="float">
            <text:p>1</text:p>
          </table:table-cell>
          <table:table-cell office:value-type="float" office:value="835.08" calcext:value-type="float">
            <text:p>835,08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<text:s/>QUINQUENIO PROPORCIONAL</text:p>
          </table:table-cell>
          <table:table-cell office:value-type="float" office:value="306" calcext:value-type="float">
            <text:p>306</text:p>
          </table:table-cell>
          <table:table-cell office:value-type="float" office:value="45333.12" calcext:value-type="float">
            <text:p>45.333,12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DEV IR EXERC ANTERIOR</text:p>
          </table:table-cell>
          <table:table-cell office:value-type="float" office:value="2" calcext:value-type="float">
            <text:p>2</text:p>
          </table:table-cell>
          <table:table-cell office:value-type="float" office:value="35855" calcext:value-type="float">
            <text:p>35.855,0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VANTAGEM PESSOAL -1</text:p>
          </table:table-cell>
          <table:table-cell office:value-type="float" office:value="5" calcext:value-type="float">
            <text:p>5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COMPL PARA REMUNERACAO SM</text:p>
          </table:table-cell>
          <table:table-cell office:value-type="float" office:value="121" calcext:value-type="float">
            <text:p>121</text:p>
          </table:table-cell>
          <table:table-cell office:value-type="float" office:value="50437.22" calcext:value-type="float">
            <text:p>50.437,22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COMPL PROVI INCOR ADM INA</text:p>
          </table:table-cell>
          <table:table-cell office:value-type="float" office:value="1" calcext:value-type="float">
            <text:p>1</text:p>
          </table:table-cell>
          <table:table-cell office:value-type="float" office:value="49.06" calcext:value-type="float">
            <text:p>49,06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CARGO EM COMISSAO</text:p>
          </table:table-cell>
          <table:table-cell office:value-type="float" office:value="1" calcext:value-type="float">
            <text:p>1</text:p>
          </table:table-cell>
          <table:table-cell office:value-type="float" office:value="166.61" calcext:value-type="float">
            <text:p>166,61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REPRES <text:s/>GABINETE</text:p>
          </table:table-cell>
          <table:table-cell office:value-type="float" office:value="1" calcext:value-type="float">
            <text:p>1</text:p>
          </table:table-cell>
          <table:table-cell office:value-type="float" office:value="48.34" calcext:value-type="float">
            <text:p>48,34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 text:c="2"/>ESTABILIDADE FINANCEIRA</text:p>
          </table:table-cell>
          <table:table-cell office:value-type="float" office:value="161" calcext:value-type="float">
            <text:p>161</text:p>
          </table:table-cell>
          <table:table-cell office:value-type="float" office:value="102038.5" calcext:value-type="float">
            <text:p>102.038,5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 text:c="2"/>GRAT <text:s/>ENSINO ESPECIAL</text:p>
          </table:table-cell>
          <table:table-cell office:value-type="float" office:value="11" calcext:value-type="float">
            <text:p>11</text:p>
          </table:table-cell>
          <table:table-cell office:value-type="float" office:value="4725" calcext:value-type="float">
            <text:p>4.725,0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 text:c="2"/>GRAT ATENDIMENTO PUBLICO</text:p>
          </table:table-cell>
          <table:table-cell office:value-type="float" office:value="2" calcext:value-type="float">
            <text:p>2</text:p>
          </table:table-cell>
          <table:table-cell office:value-type="float" office:value="850" calcext:value-type="float">
            <text:p>850,0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 text:c="2"/>GT <text:s/>FUNCAO SECRET <text:s/>ESCOLA</text:p>
          </table:table-cell>
          <table:table-cell office:value-type="float" office:value="4" calcext:value-type="float">
            <text:p>4</text:p>
          </table:table-cell>
          <table:table-cell office:value-type="float" office:value="1400" calcext:value-type="float">
            <text:p>1.400,0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 text:c="2"/>AJUDA CUSTO LEI 14410 59</text:p>
          </table:table-cell>
          <table:table-cell office:value-type="float" office:value="15" calcext:value-type="float">
            <text:p>15</text:p>
          </table:table-cell>
          <table:table-cell office:value-type="float" office:value="990" calcext:value-type="float">
            <text:p>990,0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 text:c="2"/>INSALUBRIDADE</text:p>
          </table:table-cell>
          <table:table-cell office:value-type="float" office:value="16" calcext:value-type="float">
            <text:p>16</text:p>
          </table:table-cell>
          <table:table-cell office:value-type="float" office:value="2824.86" calcext:value-type="float">
            <text:p>2.824,86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ADIC RISCO VIDA SEG PATRI</text:p>
          </table:table-cell>
          <table:table-cell office:value-type="float" office:value="2" calcext:value-type="float">
            <text:p>2</text:p>
          </table:table-cell>
          <table:table-cell office:value-type="float" office:value="1336.98" calcext:value-type="float">
            <text:p>1.336,98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 text:c="2"/>ADICIONAL 10 <text:s/>LEI15429 90</text:p>
          </table:table-cell>
          <table:table-cell office:value-type="float" office:value="1" calcext:value-type="float">
            <text:p>1</text:p>
          </table:table-cell>
          <table:table-cell office:value-type="float" office:value="14.16" calcext:value-type="float">
            <text:p>14,16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 text:c="2"/>HORA EXTRA DIURNA</text:p>
          </table:table-cell>
          <table:table-cell office:value-type="float" office:value="4" calcext:value-type="float">
            <text:p>4</text:p>
          </table:table-cell>
          <table:table-cell office:value-type="float" office:value="1707.08" calcext:value-type="float">
            <text:p>1.707,08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 text:c="2"/>INCORPORACAO FG</text:p>
          </table:table-cell>
          <table:table-cell office:value-type="float" office:value="8" calcext:value-type="float">
            <text:p>8</text:p>
          </table:table-cell>
          <table:table-cell office:value-type="float" office:value="3688.35" calcext:value-type="float">
            <text:p>3.688,35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 text:c="2"/>ADICIONAL NOTURNO -FG</text:p>
          </table:table-cell>
          <table:table-cell office:value-type="float" office:value="7" calcext:value-type="float">
            <text:p>7</text:p>
          </table:table-cell>
          <table:table-cell office:value-type="float" office:value="11755.1" calcext:value-type="float">
            <text:p>11.755,1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 text:c="2"/>HORA EXTRA NOTURNA</text:p>
          </table:table-cell>
          <table:table-cell office:value-type="float" office:value="3" calcext:value-type="float">
            <text:p>3</text:p>
          </table:table-cell>
          <table:table-cell office:value-type="float" office:value="1651.72" calcext:value-type="float">
            <text:p>1.651,72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<text:s text:c="2"/>DIF <text:s/>13 <text:s/>SALARIO</text:p>
          </table:table-cell>
          <table:table-cell office:value-type="float" office:value="2" calcext:value-type="float">
            <text:p>2</text:p>
          </table:table-cell>
          <table:table-cell office:value-type="float" office:value="2640" calcext:value-type="float">
            <text:p>2.640,0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<text:s text:c="2"/>GRAT INC SEG PATRIMONIAL</text:p>
          </table:table-cell>
          <table:table-cell office:value-type="float" office:value="2" calcext:value-type="float">
            <text:p>2</text:p>
          </table:table-cell>
          <table:table-cell office:value-type="float" office:value="1290" calcext:value-type="float">
            <text:p>1.290,0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<text:s text:c="2"/>INCENT PEC RES 170 90 INA</text:p>
          </table:table-cell>
          <table:table-cell office:value-type="float" office:value="1" calcext:value-type="float">
            <text:p>1</text:p>
          </table:table-cell>
          <table:table-cell office:value-type="float" office:value="68.91" calcext:value-type="float">
            <text:p>68,91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<text:s text:c="2"/>DIFERENCA AVOS QUINQUENIO</text:p>
          </table:table-cell>
          <table:table-cell office:value-type="float" office:value="1" calcext:value-type="float">
            <text:p>1</text:p>
          </table:table-cell>
          <table:table-cell office:value-type="float" office:value="120.04" calcext:value-type="float">
            <text:p>120,04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PERNAMBUCRED - INTEG MENS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<text:s/>DESC ORDEM JUDICIAL</text:p>
          </table:table-cell>
          <table:table-cell office:value-type="float" office:value="1" calcext:value-type="float">
            <text:p>1</text:p>
          </table:table-cell>
          <table:table-cell office:value-type="float" office:value="2657.92" calcext:value-type="float">
            <text:p>2.657,92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<text:s/>CRT BENEFICIO BANCO LECCA</text:p>
          </table:table-cell>
          <table:table-cell office:value-type="float" office:value="10" calcext:value-type="float">
            <text:p>10</text:p>
          </table:table-cell>
          <table:table-cell office:value-type="float" office:value="1050.58" calcext:value-type="float">
            <text:p>1.050,58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<text:s/>B MASTER CRT BEN COMPRAS</text:p>
          </table:table-cell>
          <table:table-cell office:value-type="float" office:value="10" calcext:value-type="float">
            <text:p>10</text:p>
          </table:table-cell>
          <table:table-cell office:value-type="float" office:value="464.16" calcext:value-type="float">
            <text:p>464,16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<text:s/>CRT BENEFICIO BANCO PINE</text:p>
          </table:table-cell>
          <table:table-cell office:value-type="float" office:value="1" calcext:value-type="float">
            <text:p>1</text:p>
          </table:table-cell>
          <table:table-cell office:value-type="float" office:value="35.1" calcext:value-type="float">
            <text:p>35,1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/>CAPITAL CONSIG CRT CREDIT</text:p>
          </table:table-cell>
          <table:table-cell office:value-type="float" office:value="1" calcext:value-type="float">
            <text:p>1</text:p>
          </table:table-cell>
          <table:table-cell office:value-type="float" office:value="453.68" calcext:value-type="float">
            <text:p>453,68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<text:s/>CRT PAN</text:p>
          </table:table-cell>
          <table:table-cell office:value-type="float" office:value="45" calcext:value-type="float">
            <text:p>45</text:p>
          </table:table-cell>
          <table:table-cell office:value-type="float" office:value="5582.51" calcext:value-type="float">
            <text:p>5.582,51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<text:s/>CAPITAL CONSIG CRT BENEFI</text:p>
          </table:table-cell>
          <table:table-cell office:value-type="float" office:value="1" calcext:value-type="float">
            <text:p>1</text:p>
          </table:table-cell>
          <table:table-cell office:value-type="float" office:value="216.71" calcext:value-type="float">
            <text:p>216,71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<text:s/>EMP ALFA</text:p>
          </table:table-cell>
          <table:table-cell office:value-type="float" office:value="1" calcext:value-type="float">
            <text:p>1</text:p>
          </table:table-cell>
          <table:table-cell office:value-type="float" office:value="96.5" calcext:value-type="float">
            <text:p>96,5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<text:s/>ASS <text:s/>SERVIDORES PCR</text:p>
          </table:table-cell>
          <table:table-cell office:value-type="float" office:value="70" calcext:value-type="float">
            <text:p>70</text:p>
          </table:table-cell>
          <table:table-cell office:value-type="float" office:value="4441.8" calcext:value-type="float">
            <text:p>4.441,8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<text:s/>DESC CONECTIVIDADE</text:p>
          </table:table-cell>
          <table:table-cell office:value-type="float" office:value="26" calcext:value-type="float">
            <text:p>26</text:p>
          </table:table-cell>
          <table:table-cell office:value-type="float" office:value="409.76" calcext:value-type="float">
            <text:p>409,76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<text:s/>SIND ACS E COMB ENDEMIAS</text:p>
          </table:table-cell>
          <table:table-cell office:value-type="float" office:value="1" calcext:value-type="float">
            <text:p>1</text:p>
          </table:table-cell>
          <table:table-cell office:value-type="float" office:value="4.91" calcext:value-type="float">
            <text:p>4,91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<text:s/>APSE ASSOC PE SERV ESTADO</text:p>
          </table:table-cell>
          <table:table-cell office:value-type="float" office:value="28" calcext:value-type="float">
            <text:p>28</text:p>
          </table:table-cell>
          <table:table-cell office:value-type="float" office:value="3500" calcext:value-type="float">
            <text:p>3.500,0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<text:s/>UNIAO SERVIDOR MUNICIPAL</text:p>
          </table:table-cell>
          <table:table-cell office:value-type="float" office:value="15" calcext:value-type="float">
            <text:p>15</text:p>
          </table:table-cell>
          <table:table-cell office:value-type="float" office:value="792" calcext:value-type="float">
            <text:p>792,0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<text:s/>CLUBE SERV MUNICIPAIS</text:p>
          </table:table-cell>
          <table:table-cell office:value-type="float" office:value="74" calcext:value-type="float">
            <text:p>74</text:p>
          </table:table-cell>
          <table:table-cell office:value-type="float" office:value="4276.8" calcext:value-type="float">
            <text:p>4.276,8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<text:s/>ASPCRE - HAPVIDA</text:p>
          </table:table-cell>
          <table:table-cell office:value-type="float" office:value="8" calcext:value-type="float">
            <text:p>8</text:p>
          </table:table-cell>
          <table:table-cell office:value-type="float" office:value="11165.32" calcext:value-type="float">
            <text:p>11.165,32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<text:s/>CENTRO PROFESSORES PERN</text:p>
          </table:table-cell>
          <table:table-cell office:value-type="float" office:value="30" calcext:value-type="float">
            <text:p>30</text:p>
          </table:table-cell>
          <table:table-cell office:value-type="float" office:value="1810.68" calcext:value-type="float">
            <text:p>1.810,68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<text:s/>BANCO DO BRASIL</text:p>
          </table:table-cell>
          <table:table-cell office:value-type="float" office:value="155" calcext:value-type="float">
            <text:p>155</text:p>
          </table:table-cell>
          <table:table-cell office:value-type="float" office:value="185569.63" calcext:value-type="float">
            <text:p>185.569,63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<text:s/>CRT BRADESCO</text:p>
          </table:table-cell>
          <table:table-cell office:value-type="float" office:value="74" calcext:value-type="float">
            <text:p>74</text:p>
          </table:table-cell>
          <table:table-cell office:value-type="float" office:value="15830.07" calcext:value-type="float">
            <text:p>15.830,07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<text:s/>SIND <text:s/>SERV <text:s/>PUBL <text:s/>MUNICI</text:p>
          </table:table-cell>
          <table:table-cell office:value-type="float" office:value="81" calcext:value-type="float">
            <text:p>81</text:p>
          </table:table-cell>
          <table:table-cell office:value-type="float" office:value="3929.25" calcext:value-type="float">
            <text:p>3.929,25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<text:s/>SIMPERE</text:p>
          </table:table-cell>
          <table:table-cell office:value-type="float" office:value="534" calcext:value-type="float">
            <text:p>534</text:p>
          </table:table-cell>
          <table:table-cell office:value-type="float" office:value="32718.12" calcext:value-type="float">
            <text:p>32.718,12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<text:s/>SEGURO CAPEMI</text:p>
          </table:table-cell>
          <table:table-cell office:value-type="float" office:value="8" calcext:value-type="float">
            <text:p>8</text:p>
          </table:table-cell>
          <table:table-cell office:value-type="float" office:value="2649.21" calcext:value-type="float">
            <text:p>2.649,21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<text:s/>PREVIMIL SEGUROS</text:p>
          </table:table-cell>
          <table:table-cell office:value-type="float" office:value="3" calcext:value-type="float">
            <text:p>3</text:p>
          </table:table-cell>
          <table:table-cell office:value-type="float" office:value="220.56" calcext:value-type="float">
            <text:p>220,56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<text:s/>SEG GBOEX</text:p>
          </table:table-cell>
          <table:table-cell office:value-type="float" office:value="8" calcext:value-type="float">
            <text:p>8</text:p>
          </table:table-cell>
          <table:table-cell office:value-type="float" office:value="6908.36" calcext:value-type="float">
            <text:p>6.908,36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<text:s/>CLUBE SULAMERICANO</text:p>
          </table:table-cell>
          <table:table-cell office:value-type="float" office:value="13" calcext:value-type="float">
            <text:p>13</text:p>
          </table:table-cell>
          <table:table-cell office:value-type="float" office:value="690.3" calcext:value-type="float">
            <text:p>690,3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<text:s/>AFREM PECULIO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s/>CLUBE ANCORA</text:p>
          </table:table-cell>
          <table:table-cell office:value-type="float" office:value="2" calcext:value-type="float">
            <text:p>2</text:p>
          </table:table-cell>
          <table:table-cell office:value-type="float" office:value="249.68" calcext:value-type="float">
            <text:p>249,68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<text:s/>BANCO BMC S A</text:p>
          </table:table-cell>
          <table:table-cell office:value-type="float" office:value="70" calcext:value-type="float">
            <text:p>70</text:p>
          </table:table-cell>
          <table:table-cell office:value-type="float" office:value="38013.49" calcext:value-type="float">
            <text:p>38.013,49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<text:s/>SAUDE RECIFE</text:p>
          </table:table-cell>
          <table:table-cell office:value-type="float" office:value="410" calcext:value-type="float">
            <text:p>410</text:p>
          </table:table-cell>
          <table:table-cell office:value-type="float" office:value="102111.23" calcext:value-type="float">
            <text:p>102.111,23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<text:s/>EMP PANAMERICANO</text:p>
          </table:table-cell>
          <table:table-cell office:value-type="float" office:value="24" calcext:value-type="float">
            <text:p>24</text:p>
          </table:table-cell>
          <table:table-cell office:value-type="float" office:value="3919.51" calcext:value-type="float">
            <text:p>3.919,51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<text:s text:c="2"/>EMP <text:s/>PERNAMBUCRED</text:p>
          </table:table-cell>
          <table:table-cell office:value-type="float" office:value="2" calcext:value-type="float">
            <text:p>2</text:p>
          </table:table-cell>
          <table:table-cell office:value-type="float" office:value="942.95" calcext:value-type="float">
            <text:p>942,95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<text:s text:c="2"/>CIASPREV CRT</text:p>
          </table:table-cell>
          <table:table-cell office:value-type="float" office:value="4" calcext:value-type="float">
            <text:p>4</text:p>
          </table:table-cell>
          <table:table-cell office:value-type="float" office:value="1463.02" calcext:value-type="float">
            <text:p>1.463,02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<text:s text:c="2"/>B MASTER CRT BEN SAQUE</text:p>
          </table:table-cell>
          <table:table-cell office:value-type="float" office:value="21" calcext:value-type="float">
            <text:p>21</text:p>
          </table:table-cell>
          <table:table-cell office:value-type="float" office:value="3062.24" calcext:value-type="float">
            <text:p>3.062,24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<text:s text:c="2"/>BANCO MASTER CRT CREDITO</text:p>
          </table:table-cell>
          <table:table-cell office:value-type="float" office:value="8" calcext:value-type="float">
            <text:p>8</text:p>
          </table:table-cell>
          <table:table-cell office:value-type="float" office:value="1933.06" calcext:value-type="float">
            <text:p>1.933,06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<text:s text:c="2"/>IMPOSTO DE RENDA</text:p>
          </table:table-cell>
          <table:table-cell office:value-type="float" office:value="743" calcext:value-type="float">
            <text:p>743</text:p>
          </table:table-cell>
          <table:table-cell office:value-type="float" office:value="510741.57" calcext:value-type="float">
            <text:p>510.741,57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<text:s text:c="2"/>EMP SICRED</text:p>
          </table:table-cell>
          <table:table-cell office:value-type="float" office:value="1" calcext:value-type="float">
            <text:p>1</text:p>
          </table:table-cell>
          <table:table-cell office:value-type="float" office:value="1808.05" calcext:value-type="float">
            <text:p>1.808,05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<text:s text:c="2"/>DESC <text:s/>ADIANT <text:s/>ORD <text:s/>PAG</text:p>
          </table:table-cell>
          <table:table-cell office:value-type="float" office:value="2" calcext:value-type="float">
            <text:p>2</text:p>
          </table:table-cell>
          <table:table-cell office:value-type="float" office:value="18536.1" calcext:value-type="float">
            <text:p>18.536,1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<text:s text:c="2"/>EMP DAYCOVAL</text:p>
          </table:table-cell>
          <table:table-cell office:value-type="float" office:value="7" calcext:value-type="float">
            <text:p>7</text:p>
          </table:table-cell>
          <table:table-cell office:value-type="float" office:value="1083.34" calcext:value-type="float">
            <text:p>1.083,34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<text:s text:c="2"/>PENSAO ALIMENTICIA</text:p>
          </table:table-cell>
          <table:table-cell office:value-type="float" office:value="7" calcext:value-type="float">
            <text:p>7</text:p>
          </table:table-cell>
          <table:table-cell office:value-type="float" office:value="6278.68" calcext:value-type="float">
            <text:p>6.278,68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<text:s text:c="2"/>ASPCRE - ODONTOLOGICA</text:p>
          </table:table-cell>
          <table:table-cell office:value-type="float" office:value="11" calcext:value-type="float">
            <text:p>11</text:p>
          </table:table-cell>
          <table:table-cell office:value-type="float" office:value="965.94" calcext:value-type="float">
            <text:p>965,94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<text:s text:c="2"/>ASSOCIACAO DOS ARQUITETO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<text:s text:c="2"/>ASS ADVOGADOS - AJU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<text:s text:c="2"/>AFREM - SINDICAL</text:p>
          </table:table-cell>
          <table:table-cell office:value-type="float" office:value="1" calcext:value-type="float">
            <text:p>1</text:p>
          </table:table-cell>
          <table:table-cell office:value-type="float" office:value="47.19" calcext:value-type="float">
            <text:p>47,19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<text:s text:c="2"/>CENTRO S S MUNICIPAL</text:p>
          </table:table-cell>
          <table:table-cell office:value-type="float" office:value="7" calcext:value-type="float">
            <text:p>7</text:p>
          </table:table-cell>
          <table:table-cell office:value-type="float" office:value="554.4" calcext:value-type="float">
            <text:p>554,4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s text:c="2"/>SAUDE - ASPCRE -</text:p>
          </table:table-cell>
          <table:table-cell office:value-type="float" office:value="6" calcext:value-type="float">
            <text:p>6</text:p>
          </table:table-cell>
          <table:table-cell office:value-type="float" office:value="3926.67" calcext:value-type="float">
            <text:p>3.926,67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<text:s text:c="2"/>ASPCRE - UNIMED G-172</text:p>
          </table:table-cell>
          <table:table-cell office:value-type="float" office:value="2" calcext:value-type="float">
            <text:p>2</text:p>
          </table:table-cell>
          <table:table-cell office:value-type="float" office:value="1794.96" calcext:value-type="float">
            <text:p>1.794,96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<text:s text:c="2"/>EMPRESTIMO BANCO REAL</text:p>
          </table:table-cell>
          <table:table-cell office:value-type="float" office:value="18" calcext:value-type="float">
            <text:p>18</text:p>
          </table:table-cell>
          <table:table-cell office:value-type="float" office:value="9213.46" calcext:value-type="float">
            <text:p>9.213,46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<text:s text:c="2"/>SIND <text:s/>SERV <text:s/>PUB MUN <text:s/>CONV</text:p>
          </table:table-cell>
          <table:table-cell office:value-type="float" office:value="13" calcext:value-type="float">
            <text:p>13</text:p>
          </table:table-cell>
          <table:table-cell office:value-type="float" office:value="401.86" calcext:value-type="float">
            <text:p>401,86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s text:c="2"/>CAIXA ECONOMICA FEDERAL</text:p>
          </table:table-cell>
          <table:table-cell office:value-type="float" office:value="8" calcext:value-type="float">
            <text:p>8</text:p>
          </table:table-cell>
          <table:table-cell office:value-type="float" office:value="3487.18" calcext:value-type="float">
            <text:p>3.487,18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<text:s text:c="2"/>EMP BRADESCO</text:p>
          </table:table-cell>
          <table:table-cell office:value-type="float" office:value="321" calcext:value-type="float">
            <text:p>321</text:p>
          </table:table-cell>
          <table:table-cell office:value-type="float" office:value="393994.39" calcext:value-type="float">
            <text:p>393.994,39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 text:c="2"/>ODONTOREAL LTDA</text:p>
          </table:table-cell>
          <table:table-cell office:value-type="float" office:value="12" calcext:value-type="float">
            <text:p>12</text:p>
          </table:table-cell>
          <table:table-cell office:value-type="float" office:value="1868.76" calcext:value-type="float">
            <text:p>1.868,76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<text:s text:c="2"/>SEG MONGERAL</text:p>
          </table:table-cell>
          <table:table-cell office:value-type="float" office:value="23" calcext:value-type="float">
            <text:p>23</text:p>
          </table:table-cell>
          <table:table-cell office:value-type="float" office:value="6510.92" calcext:value-type="float">
            <text:p>6.510,92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<text:s text:c="2"/>AMERICAN LIFE CIA SEGUROS</text:p>
          </table:table-cell>
          <table:table-cell office:value-type="float" office:value="31" calcext:value-type="float">
            <text:p>31</text:p>
          </table:table-cell>
          <table:table-cell office:value-type="float" office:value="831.86" calcext:value-type="float">
            <text:p>831,86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<text:s text:c="2"/>CLB <text:s/>ATLANT <text:s/>BRADESCO SEG</text:p>
          </table:table-cell>
          <table:table-cell office:value-type="float" office:value="50" calcext:value-type="float">
            <text:p>50</text:p>
          </table:table-cell>
          <table:table-cell office:value-type="float" office:value="1471.23" calcext:value-type="float">
            <text:p>1.471,23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<text:s text:c="2"/>SEGURO CLUBE EXECUTIVOS</text:p>
          </table:table-cell>
          <table:table-cell office:value-type="float" office:value="27" calcext:value-type="float">
            <text:p>27</text:p>
          </table:table-cell>
          <table:table-cell office:value-type="float" office:value="695.43" calcext:value-type="float">
            <text:p>695,43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<text:s text:c="2"/>CO-PARTICIPACAO SAUDE REC</text:p>
          </table:table-cell>
          <table:table-cell office:value-type="float" office:value="223" calcext:value-type="float">
            <text:p>223</text:p>
          </table:table-cell>
          <table:table-cell office:value-type="float" office:value="10394.16" calcext:value-type="float">
            <text:p>10.394,16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<text:s text:c="2"/>ATM DIAGNOSTICO</text:p>
          </table:table-cell>
          <table:table-cell office:value-type="float" office:value="4" calcext:value-type="float">
            <text:p>4</text:p>
          </table:table-cell>
          <table:table-cell office:value-type="float" office:value="458.06" calcext:value-type="float">
            <text:p>458,06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<text:s text:c="2"/>CARTAO BONSUCESSO</text:p>
          </table:table-cell>
          <table:table-cell office:value-type="float" office:value="10" calcext:value-type="float">
            <text:p>10</text:p>
          </table:table-cell>
          <table:table-cell office:value-type="float" office:value="1633.99" calcext:value-type="float">
            <text:p>1.633,99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<text:s text:c="2"/>CONTR RECIPREV</text:p>
          </table:table-cell>
          <table:table-cell office:value-type="float" office:value="369" calcext:value-type="float">
            <text:p>369</text:p>
          </table:table-cell>
          <table:table-cell office:value-type="float" office:value="124027.02" calcext:value-type="float">
            <text:p>124.027,02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<text:s/>PENSAO ALIMENTICIA</text:p>
          </table:table-cell>
          <table:table-cell office:value-type="float" office:value="8" calcext:value-type="float">
            <text:p>8</text:p>
          </table:table-cell>
          <table:table-cell office:value-type="float" office:value="6278.68" calcext:value-type="float">
            <text:p>6.278,68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COMPL PARA REMUNERACAO SM</text:p>
          </table:table-cell>
          <table:table-cell office:value-type="float" office:value="18" calcext:value-type="float">
            <text:p>18</text:p>
          </table:table-cell>
          <table:table-cell office:value-type="float" office:value="3230.44" calcext:value-type="float">
            <text:p>3.230,44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<text:s text:c="2"/>PENSAO PREVIDENCIARIA</text:p>
          </table:table-cell>
          <table:table-cell office:value-type="float" office:value="118" calcext:value-type="float">
            <text:p>118</text:p>
          </table:table-cell>
          <table:table-cell office:value-type="float" office:value="289783.5" calcext:value-type="float">
            <text:p>289.783,50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<text:s/>B MASTER CRT BEN SAQUE</text:p>
          </table:table-cell>
          <table:table-cell office:value-type="float" office:value="3" calcext:value-type="float">
            <text:p>3</text:p>
          </table:table-cell>
          <table:table-cell office:value-type="float" office:value="195.38" calcext:value-type="float">
            <text:p>195,38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<text:s/>CRT BENEFICIO BANCO PINE</text:p>
          </table:table-cell>
          <table:table-cell office:value-type="float" office:value="1" calcext:value-type="float">
            <text:p>1</text:p>
          </table:table-cell>
          <table:table-cell office:value-type="float" office:value="45.79" calcext:value-type="float">
            <text:p>45,79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<text:s/>CRT PAN</text:p>
          </table:table-cell>
          <table:table-cell office:value-type="float" office:value="1" calcext:value-type="float">
            <text:p>1</text:p>
          </table:table-cell>
          <table:table-cell office:value-type="float" office:value="19.37" calcext:value-type="float">
            <text:p>19,37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<text:s/>BANCO DO BRASIL</text:p>
          </table:table-cell>
          <table:table-cell office:value-type="float" office:value="6" calcext:value-type="float">
            <text:p>6</text:p>
          </table:table-cell>
          <table:table-cell office:value-type="float" office:value="4352.03" calcext:value-type="float">
            <text:p>4.352,03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s/>CAIXA ECONOMICA FEDERAL</text:p>
          </table:table-cell>
          <table:table-cell office:value-type="float" office:value="1" calcext:value-type="float">
            <text:p>1</text:p>
          </table:table-cell>
          <table:table-cell office:value-type="float" office:value="1014.08" calcext:value-type="float">
            <text:p>1.014,08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<text:s/>CO-PARTICIPACAO SAUDE REC</text:p>
          </table:table-cell>
          <table:table-cell office:value-type="float" office:value="7" calcext:value-type="float">
            <text:p>7</text:p>
          </table:table-cell>
          <table:table-cell office:value-type="float" office:value="229.28" calcext:value-type="float">
            <text:p>229,28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<text:s/>SAUDE RECIFE</text:p>
          </table:table-cell>
          <table:table-cell office:value-type="float" office:value="28" calcext:value-type="float">
            <text:p>28</text:p>
          </table:table-cell>
          <table:table-cell office:value-type="float" office:value="2505.07" calcext:value-type="float">
            <text:p>2.505,07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<text:s text:c="2"/>B MASTER CRT BEN COMPRAS</text:p>
          </table:table-cell>
          <table:table-cell office:value-type="float" office:value="1" calcext:value-type="float">
            <text:p>1</text:p>
          </table:table-cell>
          <table:table-cell office:value-type="float" office:value="20.23" calcext:value-type="float">
            <text:p>20,23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<text:s text:c="2"/>IMPOSTO DE RENDA</text:p>
          </table:table-cell>
          <table:table-cell office:value-type="float" office:value="33" calcext:value-type="float">
            <text:p>33</text:p>
          </table:table-cell>
          <table:table-cell office:value-type="float" office:value="9259.38" calcext:value-type="float">
            <text:p>9.259,38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<text:s text:c="2"/>DSC PENSAO PREVIDENCIARIA</text:p>
          </table:table-cell>
          <table:table-cell office:value-type="float" office:value="1" calcext:value-type="float">
            <text:p>1</text:p>
          </table:table-cell>
          <table:table-cell office:value-type="float" office:value="414.07" calcext:value-type="float">
            <text:p>414,07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<text:s text:c="2"/>CRT BRADESCO</text:p>
          </table:table-cell>
          <table:table-cell office:value-type="float" office:value="3" calcext:value-type="float">
            <text:p>3</text:p>
          </table:table-cell>
          <table:table-cell office:value-type="float" office:value="920.09" calcext:value-type="float">
            <text:p>920,09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<text:s text:c="2"/>EMP BRADESCO</text:p>
          </table:table-cell>
          <table:table-cell office:value-type="float" office:value="32" calcext:value-type="float">
            <text:p>32</text:p>
          </table:table-cell>
          <table:table-cell office:value-type="float" office:value="23693.12" calcext:value-type="float">
            <text:p>23.693,12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<text:s text:c="2"/>BANCO BMC S A</text:p>
          </table:table-cell>
          <table:table-cell office:value-type="float" office:value="3" calcext:value-type="float">
            <text:p>3</text:p>
          </table:table-cell>
          <table:table-cell office:value-type="float" office:value="1693.98" calcext:value-type="float">
            <text:p>1.693,98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<text:s text:c="2"/>CONTR RECIPREV</text:p>
          </table:table-cell>
          <table:table-cell office:value-type="float" office:value="1" calcext:value-type="float">
            <text:p>1</text:p>
          </table:table-cell>
          <table:table-cell office:value-type="float" office:value="100.78" calcext:value-type="float">
            <text:p>100,78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ETOR EDUC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VENTOS</text:p>
          </table:table-cell>
          <table:table-cell office:value-type="float" office:value="1329" calcext:value-type="float">
            <text:p>1329</text:p>
          </table:table-cell>
          <table:table-cell office:value-type="float" office:value="4116203.3" calcext:value-type="float">
            <text:p>4.116.203,3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ESTABIL FINAN <text:s/>INCENTIVO</text:p>
          </table:table-cell>
          <table:table-cell office:value-type="float" office:value="7" calcext:value-type="float">
            <text:p>7</text:p>
          </table:table-cell>
          <table:table-cell office:value-type="float" office:value="1240.28" calcext:value-type="float">
            <text:p>1.240,28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GRAT SEEL LEI 17 626 2010</text:p>
          </table:table-cell>
          <table:table-cell office:value-type="float" office:value="26" calcext:value-type="float">
            <text:p>26</text:p>
          </table:table-cell>
          <table:table-cell office:value-type="float" office:value="9100" calcext:value-type="float">
            <text:p>9.100,0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20 <text:s/>INATIVO ULTIMA FAIXA</text:p>
          </table:table-cell>
          <table:table-cell office:value-type="float" office:value="16" calcext:value-type="float">
            <text:p>16</text:p>
          </table:table-cell>
          <table:table-cell office:value-type="float" office:value="1146.5" calcext:value-type="float">
            <text:p>1.146,5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COMPL PROVI INCOR ADM INA</text:p>
          </table:table-cell>
          <table:table-cell office:value-type="float" office:value="13" calcext:value-type="float">
            <text:p>13</text:p>
          </table:table-cell>
          <table:table-cell office:value-type="float" office:value="1885.94" calcext:value-type="float">
            <text:p>1.885,94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GRAT <text:s/>FUNCAO</text:p>
          </table:table-cell>
          <table:table-cell office:value-type="float" office:value="5" calcext:value-type="float">
            <text:p>5</text:p>
          </table:table-cell>
          <table:table-cell office:value-type="float" office:value="158.31" calcext:value-type="float">
            <text:p>158,31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TEMPO COMPLEMENTAR</text:p>
          </table:table-cell>
          <table:table-cell office:value-type="float" office:value="46" calcext:value-type="float">
            <text:p>46</text:p>
          </table:table-cell>
          <table:table-cell office:value-type="float" office:value="17537.72" calcext:value-type="float">
            <text:p>17.537,72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GRAT <text:s/>PART <text:s/>EM COMISSAO</text:p>
          </table:table-cell>
          <table:table-cell office:value-type="float" office:value="2" calcext:value-type="float">
            <text:p>2</text:p>
          </table:table-cell>
          <table:table-cell office:value-type="float" office:value="6881.32" calcext:value-type="float">
            <text:p>6.881,32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SERVICOS RELEVANTES</text:p>
          </table:table-cell>
          <table:table-cell office:value-type="float" office:value="6" calcext:value-type="float">
            <text:p>6</text:p>
          </table:table-cell>
          <table:table-cell office:value-type="float" office:value="3180.5" calcext:value-type="float">
            <text:p>3.180,5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ESTABILIDADE EM COMISSOES</text:p>
          </table:table-cell>
          <table:table-cell office:value-type="float" office:value="4" calcext:value-type="float">
            <text:p>4</text:p>
          </table:table-cell>
          <table:table-cell office:value-type="float" office:value="1205.68" calcext:value-type="float">
            <text:p>1.205,68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ENCARGO DE GABINETE</text:p>
          </table:table-cell>
          <table:table-cell office:value-type="float" office:value="7" calcext:value-type="float">
            <text:p>7</text:p>
          </table:table-cell>
          <table:table-cell office:value-type="float" office:value="2375.26" calcext:value-type="float">
            <text:p>2.375,26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GRAT SAUDE DA FAMILIA</text:p>
          </table:table-cell>
          <table:table-cell office:value-type="float" office:value="15" calcext:value-type="float">
            <text:p>15</text:p>
          </table:table-cell>
          <table:table-cell office:value-type="float" office:value="32526.18" calcext:value-type="float">
            <text:p>32.526,18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EXERCICIO DA PROFISSAO</text:p>
          </table:table-cell>
          <table:table-cell office:value-type="float" office:value="51" calcext:value-type="float">
            <text:p>51</text:p>
          </table:table-cell>
          <table:table-cell office:value-type="float" office:value="6963.27" calcext:value-type="float">
            <text:p>6.963,27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QUEBRA DE CAIXA</text:p>
          </table:table-cell>
          <table:table-cell office:value-type="float" office:value="1" calcext:value-type="float">
            <text:p>1</text:p>
          </table:table-cell>
          <table:table-cell office:value-type="float" office:value="54.15" calcext:value-type="float">
            <text:p>54,15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QUINQUENIO</text:p>
          </table:table-cell>
          <table:table-cell office:value-type="float" office:value="683" calcext:value-type="float">
            <text:p>683</text:p>
          </table:table-cell>
          <table:table-cell office:value-type="float" office:value="449870.14" calcext:value-type="float">
            <text:p>449.870,14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INSALUBRIDADE</text:p>
          </table:table-cell>
          <table:table-cell office:value-type="float" office:value="196" calcext:value-type="float">
            <text:p>196</text:p>
          </table:table-cell>
          <table:table-cell office:value-type="float" office:value="44930.71" calcext:value-type="float">
            <text:p>44.930,71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ADIC RISCO VIDA SEG PATRI</text:p>
          </table:table-cell>
          <table:table-cell office:value-type="float" office:value="20" calcext:value-type="float">
            <text:p>20</text:p>
          </table:table-cell>
          <table:table-cell office:value-type="float" office:value="19731.24" calcext:value-type="float">
            <text:p>19.731,24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ADICIONAL DE PLANTAO</text:p>
          </table:table-cell>
          <table:table-cell office:value-type="float" office:value="2" calcext:value-type="float">
            <text:p>2</text:p>
          </table:table-cell>
          <table:table-cell office:value-type="float" office:value="551.94" calcext:value-type="float">
            <text:p>551,94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ADICIONAL 10 <text:s/>LEI15429 90</text:p>
          </table:table-cell>
          <table:table-cell office:value-type="float" office:value="11" calcext:value-type="float">
            <text:p>11</text:p>
          </table:table-cell>
          <table:table-cell office:value-type="float" office:value="176.22" calcext:value-type="float">
            <text:p>176,22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HORA EXTRA DIURNA</text:p>
          </table:table-cell>
          <table:table-cell office:value-type="float" office:value="12" calcext:value-type="float">
            <text:p>12</text:p>
          </table:table-cell>
          <table:table-cell office:value-type="float" office:value="3905.39" calcext:value-type="float">
            <text:p>3.905,39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INCORPORACAO FG</text:p>
          </table:table-cell>
          <table:table-cell office:value-type="float" office:value="15" calcext:value-type="float">
            <text:p>15</text:p>
          </table:table-cell>
          <table:table-cell office:value-type="float" office:value="4879.69" calcext:value-type="float">
            <text:p>4.879,69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GRAT <text:s/>SUPE <text:s/>METAS FISCAIS</text:p>
          </table:table-cell>
          <table:table-cell office:value-type="float" office:value="61" calcext:value-type="float">
            <text:p>61</text:p>
          </table:table-cell>
          <table:table-cell office:value-type="float" office:value="502153.54" calcext:value-type="float">
            <text:p>502.153,54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ADICIONAL NOTURNO</text:p>
          </table:table-cell>
          <table:table-cell office:value-type="float" office:value="13" calcext:value-type="float">
            <text:p>13</text:p>
          </table:table-cell>
          <table:table-cell office:value-type="float" office:value="2570.59" calcext:value-type="float">
            <text:p>2.570,59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HORA EXTRA NOTURNA</text:p>
          </table:table-cell>
          <table:table-cell office:value-type="float" office:value="7" calcext:value-type="float">
            <text:p>7</text:p>
          </table:table-cell>
          <table:table-cell office:value-type="float" office:value="4701.73" calcext:value-type="float">
            <text:p>4.701,73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COMPLEME <text:s/>DIFER <text:s/>REMUNER</text:p>
          </table:table-cell>
          <table:table-cell office:value-type="float" office:value="9" calcext:value-type="float">
            <text:p>9</text:p>
          </table:table-cell>
          <table:table-cell office:value-type="float" office:value="24054.28" calcext:value-type="float">
            <text:p>24.054,28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s/>REST IMPOSTO DE RENDA</text:p>
          </table:table-cell>
          <table:table-cell office:value-type="float" office:value="1" calcext:value-type="float">
            <text:p>1</text:p>
          </table:table-cell>
          <table:table-cell office:value-type="float" office:value="17427.88" calcext:value-type="float">
            <text:p>17.427,88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<text:s/>GRAT INC SEG PATRIMONIAL</text:p>
          </table:table-cell>
          <table:table-cell office:value-type="float" office:value="20" calcext:value-type="float">
            <text:p>20</text:p>
          </table:table-cell>
          <table:table-cell office:value-type="float" office:value="12900" calcext:value-type="float">
            <text:p>12.900,0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/>VANTAGEM PESSOAL</text:p>
          </table:table-cell>
          <table:table-cell office:value-type="float" office:value="74" calcext:value-type="float">
            <text:p>74</text:p>
          </table:table-cell>
          <table:table-cell office:value-type="float" office:value="89930.56" calcext:value-type="float">
            <text:p>89.930,56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<text:s/>GRAT ATIVIDADE PROCURADOR</text:p>
          </table:table-cell>
          <table:table-cell office:value-type="float" office:value="5" calcext:value-type="float">
            <text:p>5</text:p>
          </table:table-cell>
          <table:table-cell office:value-type="float" office:value="79257.75" calcext:value-type="float">
            <text:p>79.257,75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<text:s/>INCENT RESOL 1855 ART9 2</text:p>
          </table:table-cell>
          <table:table-cell office:value-type="float" office:value="1" calcext:value-type="float">
            <text:p>1</text:p>
          </table:table-cell>
          <table:table-cell office:value-type="float" office:value="168.16" calcext:value-type="float">
            <text:p>168,16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<text:s/>GRAT ATEND CONTRIBUINTE</text:p>
          </table:table-cell>
          <table:table-cell office:value-type="float" office:value="6" calcext:value-type="float">
            <text:p>6</text:p>
          </table:table-cell>
          <table:table-cell office:value-type="float" office:value="2156.07" calcext:value-type="float">
            <text:p>2.156,07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<text:s/>QUINQUENIO PROPORCIONAL</text:p>
          </table:table-cell>
          <table:table-cell office:value-type="float" office:value="153" calcext:value-type="float">
            <text:p>153</text:p>
          </table:table-cell>
          <table:table-cell office:value-type="float" office:value="8178.5" calcext:value-type="float">
            <text:p>8.178,5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VERBA HONOR ATIVID JURID</text:p>
          </table:table-cell>
          <table:table-cell office:value-type="float" office:value="5" calcext:value-type="float">
            <text:p>5</text:p>
          </table:table-cell>
          <table:table-cell office:value-type="float" office:value="43140" calcext:value-type="float">
            <text:p>43.140,0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DEV IR EXERC ANTERIOR</text:p>
          </table:table-cell>
          <table:table-cell office:value-type="float" office:value="1" calcext:value-type="float">
            <text:p>1</text:p>
          </table:table-cell>
          <table:table-cell office:value-type="float" office:value="413.2" calcext:value-type="float">
            <text:p>413,2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VANTAGEM PESSOAL -1</text:p>
          </table:table-cell>
          <table:table-cell office:value-type="float" office:value="7" calcext:value-type="float">
            <text:p>7</text:p>
          </table:table-cell>
          <table:table-cell office:value-type="float" office:value="57.62" calcext:value-type="float">
            <text:p>57,62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COMPL PARA REMUNERACAO SM</text:p>
          </table:table-cell>
          <table:table-cell office:value-type="float" office:value="339" calcext:value-type="float">
            <text:p>339</text:p>
          </table:table-cell>
          <table:table-cell office:value-type="float" office:value="152726.09" calcext:value-type="float">
            <text:p>152.726,09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GRAT OPERADOR FOLHA PAGTO</text:p>
          </table:table-cell>
          <table:table-cell office:value-type="float" office:value="2" calcext:value-type="float">
            <text:p>2</text:p>
          </table:table-cell>
          <table:table-cell office:value-type="float" office:value="2066.9" calcext:value-type="float">
            <text:p>2.066,9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CARGO EM COMISSAO</text:p>
          </table:table-cell>
          <table:table-cell office:value-type="float" office:value="1" calcext:value-type="float">
            <text:p>1</text:p>
          </table:table-cell>
          <table:table-cell office:value-type="float" office:value="639.5" calcext:value-type="float">
            <text:p>639,5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REPRES <text:s/>GABINETE</text:p>
          </table:table-cell>
          <table:table-cell office:value-type="float" office:value="4" calcext:value-type="float">
            <text:p>4</text:p>
          </table:table-cell>
          <table:table-cell office:value-type="float" office:value="676.29" calcext:value-type="float">
            <text:p>676,29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 text:c="2"/>ESTABILIDADE FINANCEIRA</text:p>
          </table:table-cell>
          <table:table-cell office:value-type="float" office:value="165" calcext:value-type="float">
            <text:p>165</text:p>
          </table:table-cell>
          <table:table-cell office:value-type="float" office:value="220656.11" calcext:value-type="float">
            <text:p>220.656,11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PRODUTIVIDADE FISCAL</text:p>
          </table:table-cell>
          <table:table-cell office:value-type="float" office:value="62" calcext:value-type="float">
            <text:p>62</text:p>
          </table:table-cell>
          <table:table-cell office:value-type="float" office:value="820363.9" calcext:value-type="float">
            <text:p>820.363,9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AJUDA DE C DIFICIL ACESSO</text:p>
          </table:table-cell>
          <table:table-cell office:value-type="float" office:value="7" calcext:value-type="float">
            <text:p>7</text:p>
          </table:table-cell>
          <table:table-cell office:value-type="float" office:value="248.5" calcext:value-type="float">
            <text:p>248,5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 text:c="2"/>ENCARGO GABINETE MOTORIST</text:p>
          </table:table-cell>
          <table:table-cell office:value-type="float" office:value="3" calcext:value-type="float">
            <text:p>3</text:p>
          </table:table-cell>
          <table:table-cell office:value-type="float" office:value="2202" calcext:value-type="float">
            <text:p>2.202,0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 text:c="2"/>GRAT ATENDIMENTO PUBLICO</text:p>
          </table:table-cell>
          <table:table-cell office:value-type="float" office:value="20" calcext:value-type="float">
            <text:p>20</text:p>
          </table:table-cell>
          <table:table-cell office:value-type="float" office:value="8318.1" calcext:value-type="float">
            <text:p>8.318,1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 text:c="2"/>GRAT <text:s/>EXERCICIO PROFISSAO</text:p>
          </table:table-cell>
          <table:table-cell office:value-type="float" office:value="4" calcext:value-type="float">
            <text:p>4</text:p>
          </table:table-cell>
          <table:table-cell office:value-type="float" office:value="1383.4" calcext:value-type="float">
            <text:p>1.383,4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 text:c="2"/>HONORARIOS ADVOCATICIOS</text:p>
          </table:table-cell>
          <table:table-cell office:value-type="float" office:value="5" calcext:value-type="float">
            <text:p>5</text:p>
          </table:table-cell>
          <table:table-cell office:value-type="float" office:value="34500" calcext:value-type="float">
            <text:p>34.500,0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 text:c="2"/>DIF <text:s/>DE QUINQUENIO</text:p>
          </table:table-cell>
          <table:table-cell office:value-type="float" office:value="1" calcext:value-type="float">
            <text:p>1</text:p>
          </table:table-cell>
          <table:table-cell office:value-type="float" office:value="143.64" calcext:value-type="float">
            <text:p>143,64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 text:c="2"/>ADC T <text:s/>SERV POS EC 19 98</text:p>
          </table:table-cell>
          <table:table-cell office:value-type="float" office:value="234" calcext:value-type="float">
            <text:p>234</text:p>
          </table:table-cell>
          <table:table-cell office:value-type="float" office:value="31573.27" calcext:value-type="float">
            <text:p>31.573,27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COMPENSACAO</text:p>
          </table:table-cell>
          <table:table-cell office:value-type="float" office:value="4" calcext:value-type="float">
            <text:p>4</text:p>
          </table:table-cell>
          <table:table-cell office:value-type="float" office:value="157.98" calcext:value-type="float">
            <text:p>157,98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 text:c="2"/>ADICIONAL PERICULOSIDADE</text:p>
          </table:table-cell>
          <table:table-cell office:value-type="float" office:value="1" calcext:value-type="float">
            <text:p>1</text:p>
          </table:table-cell>
          <table:table-cell office:value-type="float" office:value="48.34" calcext:value-type="float">
            <text:p>48,34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 text:c="2"/>RISCO DE VIDA E SAUDE</text:p>
          </table:table-cell>
          <table:table-cell office:value-type="float" office:value="22" calcext:value-type="float">
            <text:p>22</text:p>
          </table:table-cell>
          <table:table-cell office:value-type="float" office:value="1836.97" calcext:value-type="float">
            <text:p>1.836,97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 text:c="2"/>GRAT <text:s/>ATENDIMENTO EXTERNO</text:p>
          </table:table-cell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,0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 text:c="2"/>REST PREV RECIPREV</text:p>
          </table:table-cell>
          <table:table-cell office:value-type="float" office:value="1" calcext:value-type="float">
            <text:p>1</text:p>
          </table:table-cell>
          <table:table-cell office:value-type="float" office:value="2137.14" calcext:value-type="float">
            <text:p>2.137,14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 text:c="2"/>VANTAGEM PESSOAL A T F</text:p>
          </table:table-cell>
          <table:table-cell office:value-type="float" office:value="8" calcext:value-type="float">
            <text:p>8</text:p>
          </table:table-cell>
          <table:table-cell office:value-type="float" office:value="33021.78" calcext:value-type="float">
            <text:p>33.021,78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 text:c="2"/>GRT MEM COM INQ ACUM CRG</text:p>
          </table:table-cell>
          <table:table-cell office:value-type="float" office:value="3" calcext:value-type="float">
            <text:p>3</text:p>
          </table:table-cell>
          <table:table-cell office:value-type="float" office:value="10476.05" calcext:value-type="float">
            <text:p>10.476,05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 text:c="2"/>GRAT ESP INCREM ARRECADA</text:p>
          </table:table-cell>
          <table:table-cell office:value-type="float" office:value="8" calcext:value-type="float">
            <text:p>8</text:p>
          </table:table-cell>
          <table:table-cell office:value-type="float" office:value="2880" calcext:value-type="float">
            <text:p>2.880,0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 text:c="2"/>ACORDO JUDICIAL</text:p>
          </table:table-cell>
          <table:table-cell office:value-type="float" office:value="3" calcext:value-type="float">
            <text:p>3</text:p>
          </table:table-cell>
          <table:table-cell office:value-type="float" office:value="13305.69" calcext:value-type="float">
            <text:p>13.305,69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 text:c="2"/>GRAT INSPETORIA SANITARIA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.350,0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 text:c="2"/>GRAT APOIO FOLHA PAGTO</text:p>
          </table:table-cell>
          <table:table-cell office:value-type="float" office:value="4" calcext:value-type="float">
            <text:p>4</text:p>
          </table:table-cell>
          <table:table-cell office:value-type="float" office:value="2376.9" calcext:value-type="float">
            <text:p>2.376,9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<text:s text:c="2"/>INDE EFI ATIV FISC E CONT</text:p>
          </table:table-cell>
          <table:table-cell office:value-type="float" office:value="61" calcext:value-type="float">
            <text:p>61</text:p>
          </table:table-cell>
          <table:table-cell office:value-type="float" office:value="335145.52" calcext:value-type="float">
            <text:p>335.145,52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<text:s text:c="2"/>V <text:s/>PES INC II ART 34</text:p>
          </table:table-cell>
          <table:table-cell office:value-type="float" office:value="5" calcext:value-type="float">
            <text:p>5</text:p>
          </table:table-cell>
          <table:table-cell office:value-type="float" office:value="4281.16" calcext:value-type="float">
            <text:p>4.281,16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<text:s text:c="2"/>GRATIF <text:s/>DE REPRESENTACAO</text:p>
          </table:table-cell>
          <table:table-cell office:value-type="float" office:value="1" calcext:value-type="float">
            <text:p>1</text:p>
          </table:table-cell>
          <table:table-cell office:value-type="float" office:value="12153.02" calcext:value-type="float">
            <text:p>12.153,02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<text:s text:c="2"/>GRATIF <text:s/>PARLAMENTAR UNICA</text:p>
          </table:table-cell>
          <table:table-cell office:value-type="float" office:value="2" calcext:value-type="float">
            <text:p>2</text:p>
          </table:table-cell>
          <table:table-cell office:value-type="float" office:value="6439.19" calcext:value-type="float">
            <text:p>6.439,19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<text:s/>AFREM SEGUROS PLANO I</text:p>
          </table:table-cell>
          <table:table-cell office:value-type="float" office:value="31" calcext:value-type="float">
            <text:p>31</text:p>
          </table:table-cell>
          <table:table-cell office:value-type="float" office:value="3471.74" calcext:value-type="float">
            <text:p>3.471,74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<text:s/>DESC ORDEM JUDICIAL</text:p>
          </table:table-cell>
          <table:table-cell office:value-type="float" office:value="1" calcext:value-type="float">
            <text:p>1</text:p>
          </table:table-cell>
          <table:table-cell office:value-type="float" office:value="218.89" calcext:value-type="float">
            <text:p>218,89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<text:s/>CIASPREV EMP</text:p>
          </table:table-cell>
          <table:table-cell office:value-type="float" office:value="1" calcext:value-type="float">
            <text:p>1</text:p>
          </table:table-cell>
          <table:table-cell office:value-type="float" office:value="65.45" calcext:value-type="float">
            <text:p>65,45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<text:s/>CRT BENEFICIO BANCO LECCA</text:p>
          </table:table-cell>
          <table:table-cell office:value-type="float" office:value="8" calcext:value-type="float">
            <text:p>8</text:p>
          </table:table-cell>
          <table:table-cell office:value-type="float" office:value="656.99" calcext:value-type="float">
            <text:p>656,99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<text:s/>B MASTER CRT BEN COMPRAS</text:p>
          </table:table-cell>
          <table:table-cell office:value-type="float" office:value="4" calcext:value-type="float">
            <text:p>4</text:p>
          </table:table-cell>
          <table:table-cell office:value-type="float" office:value="284.35" calcext:value-type="float">
            <text:p>284,35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<text:s/>BANCO MASTER CRT CREDITO</text:p>
          </table:table-cell>
          <table:table-cell office:value-type="float" office:value="9" calcext:value-type="float">
            <text:p>9</text:p>
          </table:table-cell>
          <table:table-cell office:value-type="float" office:value="1755.12" calcext:value-type="float">
            <text:p>1.755,12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<text:s/>EMP SICRED</text:p>
          </table:table-cell>
          <table:table-cell office:value-type="float" office:value="10" calcext:value-type="float">
            <text:p>10</text:p>
          </table:table-cell>
          <table:table-cell office:value-type="float" office:value="7268.56" calcext:value-type="float">
            <text:p>7.268,56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<text:s/>CAPITAL CONSIG CRT BENEFI</text:p>
          </table:table-cell>
          <table:table-cell office:value-type="float" office:value="1" calcext:value-type="float">
            <text:p>1</text:p>
          </table:table-cell>
          <table:table-cell office:value-type="float" office:value="184.96" calcext:value-type="float">
            <text:p>184,96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<text:s/>PENSAO ALIMENTICIA</text:p>
          </table:table-cell>
          <table:table-cell office:value-type="float" office:value="31" calcext:value-type="float">
            <text:p>31</text:p>
          </table:table-cell>
          <table:table-cell office:value-type="float" office:value="41761.51" calcext:value-type="float">
            <text:p>41.761,51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<text:s/>ASS <text:s/>SERVIDORES PCR</text:p>
          </table:table-cell>
          <table:table-cell office:value-type="float" office:value="81" calcext:value-type="float">
            <text:p>81</text:p>
          </table:table-cell>
          <table:table-cell office:value-type="float" office:value="4217.4" calcext:value-type="float">
            <text:p>4.217,4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<text:s/>ASSOCIACAO DOS ARQUITETOS</text:p>
          </table:table-cell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,0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<text:s/>ASS ADVOGADOS - AJU</text:p>
          </table:table-cell>
          <table:table-cell office:value-type="float" office:value="13" calcext:value-type="float">
            <text:p>13</text:p>
          </table:table-cell>
          <table:table-cell office:value-type="float" office:value="390" calcext:value-type="float">
            <text:p>390,0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<text:s/>AFREM - SINDICAL</text:p>
          </table:table-cell>
          <table:table-cell office:value-type="float" office:value="66" calcext:value-type="float">
            <text:p>66</text:p>
          </table:table-cell>
          <table:table-cell office:value-type="float" office:value="11117.12" calcext:value-type="float">
            <text:p>11.117,12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<text:s/>UNIAO SERVIDOR MUNICIPAL</text:p>
          </table:table-cell>
          <table:table-cell office:value-type="float" office:value="63" calcext:value-type="float">
            <text:p>63</text:p>
          </table:table-cell>
          <table:table-cell office:value-type="float" office:value="3326.4" calcext:value-type="float">
            <text:p>3.326,4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<text:s/>CENTRO S S MUNICIPAL</text:p>
          </table:table-cell>
          <table:table-cell office:value-type="float" office:value="17" calcext:value-type="float">
            <text:p>17</text:p>
          </table:table-cell>
          <table:table-cell office:value-type="float" office:value="1346.4" calcext:value-type="float">
            <text:p>1.346,4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s/>SAUDE - ASPCRE -</text:p>
          </table:table-cell>
          <table:table-cell office:value-type="float" office:value="4" calcext:value-type="float">
            <text:p>4</text:p>
          </table:table-cell>
          <table:table-cell office:value-type="float" office:value="2804.49" calcext:value-type="float">
            <text:p>2.804,49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<text:s/>ASPCRE - UNIMED G-172</text:p>
          </table:table-cell>
          <table:table-cell office:value-type="float" office:value="3" calcext:value-type="float">
            <text:p>3</text:p>
          </table:table-cell>
          <table:table-cell office:value-type="float" office:value="4280.28" calcext:value-type="float">
            <text:p>4.280,28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<text:s/>SIND ENFERMEIROS</text:p>
          </table:table-cell>
          <table:table-cell office:value-type="float" office:value="6" calcext:value-type="float">
            <text:p>6</text:p>
          </table:table-cell>
          <table:table-cell office:value-type="float" office:value="332.34" calcext:value-type="float">
            <text:p>332,34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<text:s/>SIND AUX E TEC SAUDE BUCA</text:p>
          </table:table-cell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,0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<text:s/>EMPRESTIMO BANCO REAL</text:p>
          </table:table-cell>
          <table:table-cell office:value-type="float" office:value="18" calcext:value-type="float">
            <text:p>18</text:p>
          </table:table-cell>
          <table:table-cell office:value-type="float" office:value="4956.53" calcext:value-type="float">
            <text:p>4.956,53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<text:s/>SIND <text:s/>SERV <text:s/>PUB MUN <text:s/>CONV</text:p>
          </table:table-cell>
          <table:table-cell office:value-type="float" office:value="3" calcext:value-type="float">
            <text:p>3</text:p>
          </table:table-cell>
          <table:table-cell office:value-type="float" office:value="122.45" calcext:value-type="float">
            <text:p>122,45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<text:s/>SIND DOS GUARDAS MUNICIPA</text:p>
          </table:table-cell>
          <table:table-cell office:value-type="float" office:value="5" calcext:value-type="float">
            <text:p>5</text:p>
          </table:table-cell>
          <table:table-cell office:value-type="float" office:value="193.21" calcext:value-type="float">
            <text:p>193,21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<text:s/>SIND <text:s/>SERV <text:s/>PUBL <text:s/>MUNICI</text:p>
          </table:table-cell>
          <table:table-cell office:value-type="float" office:value="113" calcext:value-type="float">
            <text:p>113</text:p>
          </table:table-cell>
          <table:table-cell office:value-type="float" office:value="5797.89" calcext:value-type="float">
            <text:p>5.797,89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s/>SIND <text:s/>DOS MUSICOS</text:p>
          </table:table-cell>
          <table:table-cell office:value-type="float" office:value="8" calcext:value-type="float">
            <text:p>8</text:p>
          </table:table-cell>
          <table:table-cell office:value-type="float" office:value="389.38" calcext:value-type="float">
            <text:p>389,38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<text:s/>SIND <text:s/>MEDICOS</text:p>
          </table:table-cell>
          <table:table-cell office:value-type="float" office:value="26" calcext:value-type="float">
            <text:p>26</text:p>
          </table:table-cell>
          <table:table-cell office:value-type="float" office:value="3900" calcext:value-type="float">
            <text:p>3.900,0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<text:s/>SIMPERE</text:p>
          </table:table-cell>
          <table:table-cell office:value-type="float" office:value="1" calcext:value-type="float">
            <text:p>1</text:p>
          </table:table-cell>
          <table:table-cell office:value-type="float" office:value="15.24" calcext:value-type="float">
            <text:p>15,24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<text:s/>EXCEDENTE TETO CONSTITUCI</text:p>
          </table:table-cell>
          <table:table-cell office:value-type="float" office:value="54" calcext:value-type="float">
            <text:p>54</text:p>
          </table:table-cell>
          <table:table-cell office:value-type="float" office:value="164459.75" calcext:value-type="float">
            <text:p>164.459,75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<text:s/>SEG MONGERAL</text:p>
          </table:table-cell>
          <table:table-cell office:value-type="float" office:value="13" calcext:value-type="float">
            <text:p>13</text:p>
          </table:table-cell>
          <table:table-cell office:value-type="float" office:value="10704.16" calcext:value-type="float">
            <text:p>10.704,16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<text:s/>AMERICAN LIFE CIA SEGUROS</text:p>
          </table:table-cell>
          <table:table-cell office:value-type="float" office:value="63" calcext:value-type="float">
            <text:p>63</text:p>
          </table:table-cell>
          <table:table-cell office:value-type="float" office:value="2229.61" calcext:value-type="float">
            <text:p>2.229,61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<text:s/>CLB <text:s/>ATLANT <text:s/>BRADESCO SEG</text:p>
          </table:table-cell>
          <table:table-cell office:value-type="float" office:value="14" calcext:value-type="float">
            <text:p>14</text:p>
          </table:table-cell>
          <table:table-cell office:value-type="float" office:value="969.4" calcext:value-type="float">
            <text:p>969,4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<text:s/>SEGURO CLUBE EXECUTIVOS</text:p>
          </table:table-cell>
          <table:table-cell office:value-type="float" office:value="19" calcext:value-type="float">
            <text:p>19</text:p>
          </table:table-cell>
          <table:table-cell office:value-type="float" office:value="1701.55" calcext:value-type="float">
            <text:p>1.701,55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<text:s/>CO-PARTICIPACAO SAUDE REC</text:p>
          </table:table-cell>
          <table:table-cell office:value-type="float" office:value="325" calcext:value-type="float">
            <text:p>325</text:p>
          </table:table-cell>
          <table:table-cell office:value-type="float" office:value="14926.43" calcext:value-type="float">
            <text:p>14.926,43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<text:s/>ASSOC PERNAM FISCOS MUNIC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,0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<text:s/>BANCO BMC S A</text:p>
          </table:table-cell>
          <table:table-cell office:value-type="float" office:value="77" calcext:value-type="float">
            <text:p>77</text:p>
          </table:table-cell>
          <table:table-cell office:value-type="float" office:value="27158.42" calcext:value-type="float">
            <text:p>27.158,42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<text:s/>SAUDE RECIFE</text:p>
          </table:table-cell>
          <table:table-cell office:value-type="float" office:value="568" calcext:value-type="float">
            <text:p>568</text:p>
          </table:table-cell>
          <table:table-cell office:value-type="float" office:value="72342.63" calcext:value-type="float">
            <text:p>72.342,63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<text:s/>CONTR RECIPREV</text:p>
          </table:table-cell>
          <table:table-cell office:value-type="float" office:value="188" calcext:value-type="float">
            <text:p>188</text:p>
          </table:table-cell>
          <table:table-cell office:value-type="float" office:value="338633.57" calcext:value-type="float">
            <text:p>338.633,57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<text:s/>ASS GUARDAS MUN INSP SUB</text:p>
          </table:table-cell>
          <table:table-cell office:value-type="float" office:value="6" calcext:value-type="float">
            <text:p>6</text:p>
          </table:table-cell>
          <table:table-cell office:value-type="float" office:value="299.95" calcext:value-type="float">
            <text:p>299,95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 text:c="2"/>PERNAMBUCRED - INTEG MEN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<text:s text:c="2"/>COMPREV VIDA E PREVIDENC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<text:s text:c="2"/>CIASPREV CRT</text:p>
          </table:table-cell>
          <table:table-cell office:value-type="float" office:value="5" calcext:value-type="float">
            <text:p>5</text:p>
          </table:table-cell>
          <table:table-cell office:value-type="float" office:value="1121.82" calcext:value-type="float">
            <text:p>1.121,82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<text:s text:c="2"/>B MASTER CRT BEN SAQUE</text:p>
          </table:table-cell>
          <table:table-cell office:value-type="float" office:value="14" calcext:value-type="float">
            <text:p>14</text:p>
          </table:table-cell>
          <table:table-cell office:value-type="float" office:value="1877.31" calcext:value-type="float">
            <text:p>1.877,31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<text:s text:c="2"/>BANCO PINE CRT CREDITO</text:p>
          </table:table-cell>
          <table:table-cell office:value-type="float" office:value="1" calcext:value-type="float">
            <text:p>1</text:p>
          </table:table-cell>
          <table:table-cell office:value-type="float" office:value="187.19" calcext:value-type="float">
            <text:p>187,19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<text:s text:c="2"/>IMPOSTO DE RENDA</text:p>
          </table:table-cell>
          <table:table-cell office:value-type="float" office:value="250" calcext:value-type="float">
            <text:p>250</text:p>
          </table:table-cell>
          <table:table-cell office:value-type="float" office:value="550836.46" calcext:value-type="float">
            <text:p>550.836,46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<text:s text:c="2"/>CRT PAN</text:p>
          </table:table-cell>
          <table:table-cell office:value-type="float" office:value="38" calcext:value-type="float">
            <text:p>38</text:p>
          </table:table-cell>
          <table:table-cell office:value-type="float" office:value="2554.61" calcext:value-type="float">
            <text:p>2.554,61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<text:s text:c="2"/>EMP DAYCOVAL</text:p>
          </table:table-cell>
          <table:table-cell office:value-type="float" office:value="8" calcext:value-type="float">
            <text:p>8</text:p>
          </table:table-cell>
          <table:table-cell office:value-type="float" office:value="593.23" calcext:value-type="float">
            <text:p>593,23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<text:s text:c="2"/>SIND ODONTOLOGOS PE</text:p>
          </table:table-cell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,0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<text:s text:c="2"/>ASPCRE - ODONTOLOGICA</text:p>
          </table:table-cell>
          <table:table-cell office:value-type="float" office:value="8" calcext:value-type="float">
            <text:p>8</text:p>
          </table:table-cell>
          <table:table-cell office:value-type="float" office:value="673" calcext:value-type="float">
            <text:p>673,0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<text:s text:c="2"/>SIND ACS E COMB ENDEMIAS</text:p>
          </table:table-cell>
          <table:table-cell office:value-type="float" office:value="116" calcext:value-type="float">
            <text:p>116</text:p>
          </table:table-cell>
          <table:table-cell office:value-type="float" office:value="1038" calcext:value-type="float">
            <text:p>1.038,0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<text:s text:c="2"/>APSE ASSOC PE SERV ESTADO</text:p>
          </table:table-cell>
          <table:table-cell office:value-type="float" office:value="48" calcext:value-type="float">
            <text:p>48</text:p>
          </table:table-cell>
          <table:table-cell office:value-type="float" office:value="6000" calcext:value-type="float">
            <text:p>6.000,0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<text:s text:c="2"/>ASSOC <text:s/>SERV <text:s/>CIVIS BRASIL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,0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<text:s text:c="2"/>SIND MOT OFIC <text:s/>EST <text:s/>PE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,4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<text:s text:c="2"/>CLUBE SERV MUNICIPAIS</text:p>
          </table:table-cell>
          <table:table-cell office:value-type="float" office:value="76" calcext:value-type="float">
            <text:p>76</text:p>
          </table:table-cell>
          <table:table-cell office:value-type="float" office:value="4065.6" calcext:value-type="float">
            <text:p>4.065,6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<text:s text:c="2"/>ASPCRE - HAPVIDA</text:p>
          </table:table-cell>
          <table:table-cell office:value-type="float" office:value="8" calcext:value-type="float">
            <text:p>8</text:p>
          </table:table-cell>
          <table:table-cell office:value-type="float" office:value="12296.89" calcext:value-type="float">
            <text:p>12.296,89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<text:s text:c="2"/>CENTRO PROFESSORES PERN</text:p>
          </table:table-cell>
          <table:table-cell office:value-type="float" office:value="1" calcext:value-type="float">
            <text:p>1</text:p>
          </table:table-cell>
          <table:table-cell office:value-type="float" office:value="35.32" calcext:value-type="float">
            <text:p>35,32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<text:s text:c="2"/>AFREM <text:s/>ASSIST SAUDE</text:p>
          </table:table-cell>
          <table:table-cell office:value-type="float" office:value="12" calcext:value-type="float">
            <text:p>12</text:p>
          </table:table-cell>
          <table:table-cell office:value-type="float" office:value="39779.25" calcext:value-type="float">
            <text:p>39.779,25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<text:s text:c="2"/>SIND AUX E TEC ENFERMAGEM</text:p>
          </table:table-cell>
          <table:table-cell office:value-type="float" office:value="3" calcext:value-type="float">
            <text:p>3</text:p>
          </table:table-cell>
          <table:table-cell office:value-type="float" office:value="100.6" calcext:value-type="float">
            <text:p>100,6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<text:s text:c="2"/>BANCO DO BRASIL</text:p>
          </table:table-cell>
          <table:table-cell office:value-type="float" office:value="121" calcext:value-type="float">
            <text:p>121</text:p>
          </table:table-cell>
          <table:table-cell office:value-type="float" office:value="172441.98" calcext:value-type="float">
            <text:p>172.441,98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<text:s text:c="2"/>CRT BRADESCO</text:p>
          </table:table-cell>
          <table:table-cell office:value-type="float" office:value="74" calcext:value-type="float">
            <text:p>74</text:p>
          </table:table-cell>
          <table:table-cell office:value-type="float" office:value="12289.73" calcext:value-type="float">
            <text:p>12.289,73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s text:c="2"/>CAIXA ECONOMICA FEDERAL</text:p>
          </table:table-cell>
          <table:table-cell office:value-type="float" office:value="16" calcext:value-type="float">
            <text:p>16</text:p>
          </table:table-cell>
          <table:table-cell office:value-type="float" office:value="5517.51" calcext:value-type="float">
            <text:p>5.517,51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<text:s text:c="2"/>EMP BRADESCO</text:p>
          </table:table-cell>
          <table:table-cell office:value-type="float" office:value="314" calcext:value-type="float">
            <text:p>314</text:p>
          </table:table-cell>
          <table:table-cell office:value-type="float" office:value="219912.85" calcext:value-type="float">
            <text:p>219.912,85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<text:s text:c="2"/>SIND JORN PROF EST</text:p>
          </table:table-cell>
          <table:table-cell office:value-type="float" office:value="3" calcext:value-type="float">
            <text:p>3</text:p>
          </table:table-cell>
          <table:table-cell office:value-type="float" office:value="89.58" calcext:value-type="float">
            <text:p>89,58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<text:s text:c="2"/>SIND TRAB <text:s/>TRANS <text:s/>RODOVI</text:p>
          </table:table-cell>
          <table:table-cell office:value-type="float" office:value="1" calcext:value-type="float">
            <text:p>1</text:p>
          </table:table-cell>
          <table:table-cell office:value-type="float" office:value="43.15" calcext:value-type="float">
            <text:p>43,15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 text:c="2"/>ODONTOREAL LTDA</text:p>
          </table:table-cell>
          <table:table-cell office:value-type="float" office:value="7" calcext:value-type="float">
            <text:p>7</text:p>
          </table:table-cell>
          <table:table-cell office:value-type="float" office:value="728" calcext:value-type="float">
            <text:p>728,0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<text:s text:c="2"/>SEGURO CAPEMI</text:p>
          </table:table-cell>
          <table:table-cell office:value-type="float" office:value="10" calcext:value-type="float">
            <text:p>10</text:p>
          </table:table-cell>
          <table:table-cell office:value-type="float" office:value="5152.44" calcext:value-type="float">
            <text:p>5.152,44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<text:s text:c="2"/>PREVIMIL SEGUROS</text:p>
          </table:table-cell>
          <table:table-cell office:value-type="float" office:value="2" calcext:value-type="float">
            <text:p>2</text:p>
          </table:table-cell>
          <table:table-cell office:value-type="float" office:value="117.61" calcext:value-type="float">
            <text:p>117,61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<text:s text:c="2"/>SEG GBOEX</text:p>
          </table:table-cell>
          <table:table-cell office:value-type="float" office:value="5" calcext:value-type="float">
            <text:p>5</text:p>
          </table:table-cell>
          <table:table-cell office:value-type="float" office:value="8587.56" calcext:value-type="float">
            <text:p>8.587,56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<text:s text:c="2"/>CLUBE SULAMERICANO</text:p>
          </table:table-cell>
          <table:table-cell office:value-type="float" office:value="15" calcext:value-type="float">
            <text:p>15</text:p>
          </table:table-cell>
          <table:table-cell office:value-type="float" office:value="986.82" calcext:value-type="float">
            <text:p>986,82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<text:s text:c="2"/>AFREM PECULIO</text:p>
          </table:table-cell>
          <table:table-cell office:value-type="float" office:value="66" calcext:value-type="float">
            <text:p>66</text:p>
          </table:table-cell>
          <table:table-cell office:value-type="float" office:value="1320" calcext:value-type="float">
            <text:p>1.320,0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<text:s text:c="2"/>ASS <text:s/>PROC <text:s/>JUDICIAIS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,0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<text:s text:c="2"/>ATM DIAGNOSTICO</text:p>
          </table:table-cell>
          <table:table-cell office:value-type="float" office:value="2" calcext:value-type="float">
            <text:p>2</text:p>
          </table:table-cell>
          <table:table-cell office:value-type="float" office:value="253.15" calcext:value-type="float">
            <text:p>253,15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<text:s text:c="2"/>CARTAO BONSUCESSO</text:p>
          </table:table-cell>
          <table:table-cell office:value-type="float" office:value="21" calcext:value-type="float">
            <text:p>21</text:p>
          </table:table-cell>
          <table:table-cell office:value-type="float" office:value="2594.43" calcext:value-type="float">
            <text:p>2.594,43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<text:s text:c="2"/>DIFERENCA SAUDE RECIFE</text:p>
          </table:table-cell>
          <table:table-cell office:value-type="float" office:value="1" calcext:value-type="float">
            <text:p>1</text:p>
          </table:table-cell>
          <table:table-cell office:value-type="float" office:value="99.94" calcext:value-type="float">
            <text:p>99,94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<text:s text:c="2"/>EMP PANAMERICANO</text:p>
          </table:table-cell>
          <table:table-cell office:value-type="float" office:value="14" calcext:value-type="float">
            <text:p>14</text:p>
          </table:table-cell>
          <table:table-cell office:value-type="float" office:value="1218.14" calcext:value-type="float">
            <text:p>1.218,14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VERBA HONOR ATIVID JURID</text:p>
          </table:table-cell>
          <table:table-cell office:value-type="float" office:value="4" calcext:value-type="float">
            <text:p>4</text:p>
          </table:table-cell>
          <table:table-cell office:value-type="float" office:value="34512" calcext:value-type="float">
            <text:p>34.512,00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COMPLEM REMUNER EC 70 12</text:p>
          </table:table-cell>
          <table:table-cell office:value-type="float" office:value="2" calcext:value-type="float">
            <text:p>2</text:p>
          </table:table-cell>
          <table:table-cell office:value-type="float" office:value="131.62" calcext:value-type="float">
            <text:p>131,62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GRAT <text:s/>SUPE <text:s/>METAS FISCAIS</text:p>
          </table:table-cell>
          <table:table-cell office:value-type="float" office:value="2" calcext:value-type="float">
            <text:p>2</text:p>
          </table:table-cell>
          <table:table-cell office:value-type="float" office:value="17116.72" calcext:value-type="float">
            <text:p>17.116,72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<text:s/>PENSAO PREVIDENCIARIA</text:p>
          </table:table-cell>
          <table:table-cell office:value-type="float" office:value="369" calcext:value-type="float">
            <text:p>369</text:p>
          </table:table-cell>
          <table:table-cell office:value-type="float" office:value="1047822.32" calcext:value-type="float">
            <text:p>1.047.822,32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<text:s/>GRAT ATIVIDADE PROCURADOR</text:p>
          </table:table-cell>
          <table:table-cell office:value-type="float" office:value="4" calcext:value-type="float">
            <text:p>4</text:p>
          </table:table-cell>
          <table:table-cell office:value-type="float" office:value="63406.2" calcext:value-type="float">
            <text:p>63.406,20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COMPL PARA REMUNERACAO SM</text:p>
          </table:table-cell>
          <table:table-cell office:value-type="float" office:value="84" calcext:value-type="float">
            <text:p>84</text:p>
          </table:table-cell>
          <table:table-cell office:value-type="float" office:value="18073.19" calcext:value-type="float">
            <text:p>18.073,19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 text:c="2"/>REST PREV RECIPREV</text:p>
          </table:table-cell>
          <table:table-cell office:value-type="float" office:value="1" calcext:value-type="float">
            <text:p>1</text:p>
          </table:table-cell>
          <table:table-cell office:value-type="float" office:value="2102.1" calcext:value-type="float">
            <text:p>2.102,10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s text:c="2"/>REST IMPOSTO DE RENDA</text:p>
          </table:table-cell>
          <table:table-cell office:value-type="float" office:value="2" calcext:value-type="float">
            <text:p>2</text:p>
          </table:table-cell>
          <table:table-cell office:value-type="float" office:value="26872.61" calcext:value-type="float">
            <text:p>26.872,61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<text:s text:c="2"/>DIF <text:s/>PENSAO PREVIDENCIARI</text:p>
          </table:table-cell>
          <table:table-cell office:value-type="float" office:value="3" calcext:value-type="float">
            <text:p>3</text:p>
          </table:table-cell>
          <table:table-cell office:value-type="float" office:value="15758.79" calcext:value-type="float">
            <text:p>15.758,79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<text:s/>AFREM SEGUROS PLANO I</text:p>
          </table:table-cell>
          <table:table-cell office:value-type="float" office:value="1" calcext:value-type="float">
            <text:p>1</text:p>
          </table:table-cell>
          <table:table-cell office:value-type="float" office:value="826.48" calcext:value-type="float">
            <text:p>826,48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<text:s/>BANCO SAFRA EMPRESTIMO</text:p>
          </table:table-cell>
          <table:table-cell office:value-type="float" office:value="1" calcext:value-type="float">
            <text:p>1</text:p>
          </table:table-cell>
          <table:table-cell office:value-type="float" office:value="298.4" calcext:value-type="float">
            <text:p>298,40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<text:s/>B MASTER CRT BEN SAQUE</text:p>
          </table:table-cell>
          <table:table-cell office:value-type="float" office:value="2" calcext:value-type="float">
            <text:p>2</text:p>
          </table:table-cell>
          <table:table-cell office:value-type="float" office:value="219.46" calcext:value-type="float">
            <text:p>219,46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<text:s/>BANCO MASTER CRT CREDITO</text:p>
          </table:table-cell>
          <table:table-cell office:value-type="float" office:value="2" calcext:value-type="float">
            <text:p>2</text:p>
          </table:table-cell>
          <table:table-cell office:value-type="float" office:value="311.56" calcext:value-type="float">
            <text:p>311,56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<text:s/>EMP SICRED</text:p>
          </table:table-cell>
          <table:table-cell office:value-type="float" office:value="1" calcext:value-type="float">
            <text:p>1</text:p>
          </table:table-cell>
          <table:table-cell office:value-type="float" office:value="200.11" calcext:value-type="float">
            <text:p>200,11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<text:s/>DESC <text:s/>ADIANT <text:s/>ORD <text:s/>PAG</text:p>
          </table:table-cell>
          <table:table-cell office:value-type="float" office:value="1" calcext:value-type="float">
            <text:p>1</text:p>
          </table:table-cell>
          <table:table-cell office:value-type="float" office:value="5280" calcext:value-type="float">
            <text:p>5.280,00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<text:s/>EMP DAYCOVAL</text:p>
          </table:table-cell>
          <table:table-cell office:value-type="float" office:value="2" calcext:value-type="float">
            <text:p>2</text:p>
          </table:table-cell>
          <table:table-cell office:value-type="float" office:value="156.22" calcext:value-type="float">
            <text:p>156,22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<text:s/>AFREM <text:s/>ASSIST SAUDE</text:p>
          </table:table-cell>
          <table:table-cell office:value-type="float" office:value="1" calcext:value-type="float">
            <text:p>1</text:p>
          </table:table-cell>
          <table:table-cell office:value-type="float" office:value="2653.02" calcext:value-type="float">
            <text:p>2.653,02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<text:s/>BANCO DO BRASIL</text:p>
          </table:table-cell>
          <table:table-cell office:value-type="float" office:value="9" calcext:value-type="float">
            <text:p>9</text:p>
          </table:table-cell>
          <table:table-cell office:value-type="float" office:value="15313.6" calcext:value-type="float">
            <text:p>15.313,60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s/>CAIXA ECONOMICA FEDERAL</text:p>
          </table:table-cell>
          <table:table-cell office:value-type="float" office:value="3" calcext:value-type="float">
            <text:p>3</text:p>
          </table:table-cell>
          <table:table-cell office:value-type="float" office:value="1417.35" calcext:value-type="float">
            <text:p>1.417,35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NTOREAL LTDA</text:p>
          </table:table-cell>
          <table:table-cell office:value-type="float" office:value="1" calcext:value-type="float">
            <text:p>1</text:p>
          </table:table-cell>
          <table:table-cell office:value-type="float" office:value="73.2" calcext:value-type="float">
            <text:p>73,20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<text:s/>AFREM PECULIO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<text:s/>BANCO BMC S A</text:p>
          </table:table-cell>
          <table:table-cell office:value-type="float" office:value="11" calcext:value-type="float">
            <text:p>11</text:p>
          </table:table-cell>
          <table:table-cell office:value-type="float" office:value="4647.52" calcext:value-type="float">
            <text:p>4.647,52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<text:s/>SAUDE RECIFE</text:p>
          </table:table-cell>
          <table:table-cell office:value-type="float" office:value="139" calcext:value-type="float">
            <text:p>139</text:p>
          </table:table-cell>
          <table:table-cell office:value-type="float" office:value="11844.36" calcext:value-type="float">
            <text:p>11.844,36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<text:s/>CONTR RECIPREV</text:p>
          </table:table-cell>
          <table:table-cell office:value-type="float" office:value="37" calcext:value-type="float">
            <text:p>37</text:p>
          </table:table-cell>
          <table:table-cell office:value-type="float" office:value="29055.89" calcext:value-type="float">
            <text:p>29.055,89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<text:s text:c="2"/>CIASPREV CRT</text:p>
          </table:table-cell>
          <table:table-cell office:value-type="float" office:value="3" calcext:value-type="float">
            <text:p>3</text:p>
          </table:table-cell>
          <table:table-cell office:value-type="float" office:value="369.29" calcext:value-type="float">
            <text:p>369,29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<text:s text:c="2"/>CRT BENEFICIO BANCO LECCA</text:p>
          </table:table-cell>
          <table:table-cell office:value-type="float" office:value="2" calcext:value-type="float">
            <text:p>2</text:p>
          </table:table-cell>
          <table:table-cell office:value-type="float" office:value="113.31" calcext:value-type="float">
            <text:p>113,31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<text:s text:c="2"/>B MASTER CRT BEN COMPRAS</text:p>
          </table:table-cell>
          <table:table-cell office:value-type="float" office:value="1" calcext:value-type="float">
            <text:p>1</text:p>
          </table:table-cell>
          <table:table-cell office:value-type="float" office:value="27.09" calcext:value-type="float">
            <text:p>27,09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<text:s text:c="2"/>IMPOSTO DE RENDA</text:p>
          </table:table-cell>
          <table:table-cell office:value-type="float" office:value="68" calcext:value-type="float">
            <text:p>68</text:p>
          </table:table-cell>
          <table:table-cell office:value-type="float" office:value="67744.44" calcext:value-type="float">
            <text:p>67.744,44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<text:s text:c="2"/>CRT PAN</text:p>
          </table:table-cell>
          <table:table-cell office:value-type="float" office:value="9" calcext:value-type="float">
            <text:p>9</text:p>
          </table:table-cell>
          <table:table-cell office:value-type="float" office:value="739.01" calcext:value-type="float">
            <text:p>739,01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<text:s text:c="2"/>CAPITAL CONSIG CRT BENEFI</text:p>
          </table:table-cell>
          <table:table-cell office:value-type="float" office:value="1" calcext:value-type="float">
            <text:p>1</text:p>
          </table:table-cell>
          <table:table-cell office:value-type="float" office:value="31.23" calcext:value-type="float">
            <text:p>31,23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<text:s text:c="2"/>AFREM - SINDICAL</text:p>
          </table:table-cell>
          <table:table-cell office:value-type="float" office:value="5" calcext:value-type="float">
            <text:p>5</text:p>
          </table:table-cell>
          <table:table-cell office:value-type="float" office:value="463.21" calcext:value-type="float">
            <text:p>463,21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<text:s text:c="2"/>EMPRESTIMO BANCO REAL</text:p>
          </table:table-cell>
          <table:table-cell office:value-type="float" office:value="2" calcext:value-type="float">
            <text:p>2</text:p>
          </table:table-cell>
          <table:table-cell office:value-type="float" office:value="1244.43" calcext:value-type="float">
            <text:p>1.244,43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<text:s text:c="2"/>CRT BRADESCO</text:p>
          </table:table-cell>
          <table:table-cell office:value-type="float" office:value="15" calcext:value-type="float">
            <text:p>15</text:p>
          </table:table-cell>
          <table:table-cell office:value-type="float" office:value="3323.04" calcext:value-type="float">
            <text:p>3.323,04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<text:s text:c="2"/>EMP BRADESCO</text:p>
          </table:table-cell>
          <table:table-cell office:value-type="float" office:value="97" calcext:value-type="float">
            <text:p>97</text:p>
          </table:table-cell>
          <table:table-cell office:value-type="float" office:value="76990.16" calcext:value-type="float">
            <text:p>76.990,16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<text:s text:c="2"/>EXCEDENTE TETO CONSTITUCI</text:p>
          </table:table-cell>
          <table:table-cell office:value-type="float" office:value="1" calcext:value-type="float">
            <text:p>1</text:p>
          </table:table-cell>
          <table:table-cell office:value-type="float" office:value="96.07" calcext:value-type="float">
            <text:p>96,07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<text:s text:c="2"/>CO-PARTICIPACAO SAUDE REC</text:p>
          </table:table-cell>
          <table:table-cell office:value-type="float" office:value="66" calcext:value-type="float">
            <text:p>66</text:p>
          </table:table-cell>
          <table:table-cell office:value-type="float" office:value="2241.61" calcext:value-type="float">
            <text:p>2.241,61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<text:s text:c="2"/>CARTAO BONSUCESSO</text:p>
          </table:table-cell>
          <table:table-cell office:value-type="float" office:value="1" calcext:value-type="float">
            <text:p>1</text:p>
          </table:table-cell>
          <table:table-cell office:value-type="float" office:value="43.53" calcext:value-type="float">
            <text:p>43,53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<text:s text:c="2"/>DIFERENCA SAUDE RECIFE</text:p>
          </table:table-cell>
          <table:table-cell office:value-type="float" office:value="1" calcext:value-type="float">
            <text:p>1</text:p>
          </table:table-cell>
          <table:table-cell office:value-type="float" office:value="187.39" calcext:value-type="float">
            <text:p>187,39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<text:s text:c="2"/>EMP PANAMERICANO</text:p>
          </table:table-cell>
          <table:table-cell office:value-type="float" office:value="2" calcext:value-type="float">
            <text:p>2</text:p>
          </table:table-cell>
          <table:table-cell office:value-type="float" office:value="69.8" calcext:value-type="float">
            <text:p>69,80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<text:s/>PENSAO ALIMENTICIA</text:p>
          </table:table-cell>
          <table:table-cell office:value-type="float" office:value="34" calcext:value-type="float">
            <text:p>34</text:p>
          </table:table-cell>
          <table:table-cell office:value-type="float" office:value="41761.51" calcext:value-type="float">
            <text:p>41.761,51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ATIVOS E PENSIONISTAS SISTEMA PREVIDENC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VENTOS</text:p>
          </table:table-cell>
          <table:table-cell office:value-type="float" office:value="2" calcext:value-type="float">
            <text:p>2</text:p>
          </table:table-cell>
          <table:table-cell office:value-type="float" office:value="2617.78" calcext:value-type="float">
            <text:p>2.617,78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IA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COMPL PARA REMUNERACAO SM</text:p>
          </table:table-cell>
          <table:table-cell office:value-type="float" office:value="1" calcext:value-type="float">
            <text:p>1</text:p>
          </table:table-cell>
          <table:table-cell office:value-type="float" office:value="239.01" calcext:value-type="float">
            <text:p>239,01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IA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<text:s/>BANCO DO BRASIL</text:p>
          </table:table-cell>
          <table:table-cell office:value-type="float" office:value="1" calcext:value-type="float">
            <text:p>1</text:p>
          </table:table-cell>
          <table:table-cell office:value-type="float" office:value="539.2" calcext:value-type="float">
            <text:p>539,20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INATIVOS E PENSIONISTAS IASC</text:p>
          </table:table-cell>
          <table:table-cell table:number-columns-repeated="2"/>
        </table:table-row>
        <table:table-row table:style-name="ro1" table:number-rows-repeated="104818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'12.2023 RECIPREV CMR APO'.A1:'12.2023 RECIPREV CMR APO'.G38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19T13:35:00.424000000</dc:date>
    <meta:editing-duration>PT44M12S</meta:editing-duration>
    <meta:editing-cycles>11</meta:editing-cycles>
    <meta:generator>LibreOffice/7.5.5.2$Windows_X86_64 LibreOffice_project/ca8fe7424262805f223b9a2334bc7181abbcbf5e</meta:generator>
    <meta:document-statistic meta:table-count="1" meta:cell-count="2723" meta:object-count="0"/>
  </office:meta>
</office:document-meta>
</file>